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Waveforms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Test 1: sine wave, Amplitude = 1, <text:s/>wavelength = 16,</text:p>
          </table:table-cell>
          <table:table-cell table:number-columns-repeated="5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office:value-type="float" office:value="0.382683">
            <text:p>0,382683</text:p>
          </table:table-cell>
          <table:table-cell table:number-columns-repeated="5"/>
        </table:table-row>
        <table:table-row table:style-name="ro1">
          <table:table-cell table:style-name="Default" office:value-type="float" office:value="0.707475">
            <text:p>0,707475</text:p>
          </table:table-cell>
          <table:table-cell/>
          <table:table-cell>
            <draw:frame table:end-cell-address="Waveforms.F20" table:end-x="1.405cm" table:end-y="0.159cm" draw:z-index="0" draw:style-name="gr1" svg:width="7.986cm" svg:height="6.986cm" svg:x="0.193cm" svg:y="0.371cm">
              <draw:object draw:notify-on-update-of-ranges="Waveforms.A2:Waveforms.A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Default" office:value-type="float" office:value="0.924077">
            <text:p>0,924077</text:p>
          </table:table-cell>
          <table:table-cell table:number-columns-repeated="5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 office:value-type="float" office:value="0.923508">
            <text:p>0,923508</text:p>
          </table:table-cell>
          <table:table-cell table:number-columns-repeated="5"/>
        </table:table-row>
        <table:table-row table:style-name="ro1">
          <table:table-cell table:style-name="Default" office:value-type="float" office:value="0.706384">
            <text:p>0,706384</text:p>
          </table:table-cell>
          <table:table-cell table:number-columns-repeated="5"/>
        </table:table-row>
        <table:table-row table:style-name="ro1">
          <table:table-cell table:style-name="Default" office:value-type="float" office:value="0.381209">
            <text:p>0,381209</text:p>
          </table:table-cell>
          <table:table-cell table:number-columns-repeated="5"/>
        </table:table-row>
        <table:table-row table:style-name="ro1">
          <table:table-cell table:style-name="Default" office:value-type="float" office:value="-0.00165805">
            <text:p>-0,00165805</text:p>
          </table:table-cell>
          <table:table-cell table:number-columns-repeated="5"/>
        </table:table-row>
        <table:table-row table:style-name="ro1">
          <table:table-cell table:style-name="Default" office:value-type="float" office:value="-0.384272">
            <text:p>-0,384272</text:p>
          </table:table-cell>
          <table:table-cell table:number-columns-repeated="5"/>
        </table:table-row>
        <table:table-row table:style-name="ro1">
          <table:table-cell table:style-name="Default" office:value-type="float" office:value="-0.708727">
            <text:p>-0,708727</text:p>
          </table:table-cell>
          <table:table-cell table:number-columns-repeated="5"/>
        </table:table-row>
        <table:table-row table:style-name="ro1">
          <table:table-cell table:style-name="Default" office:value-type="float" office:value="-0.924721">
            <text:p>-0,924721</text:p>
          </table:table-cell>
          <table:table-cell table:number-columns-repeated="5"/>
        </table:table-row>
        <table:table-row table:style-name="ro1">
          <table:table-cell table:style-name="Default" office:value-type="float" office:value="-0.999997">
            <text:p>-0,999997</text:p>
          </table:table-cell>
          <table:table-cell table:number-columns-repeated="5"/>
        </table:table-row>
        <table:table-row table:style-name="ro1">
          <table:table-cell table:style-name="Default" office:value-type="float" office:value="-0.92293">
            <text:p>-0,92293</text:p>
          </table:table-cell>
          <table:table-cell table:number-columns-repeated="5"/>
        </table:table-row>
        <table:table-row table:style-name="ro1">
          <table:table-cell table:style-name="Default" office:value-type="float" office:value="-0.70544">
            <text:p>-0,70544</text:p>
          </table:table-cell>
          <table:table-cell table:number-columns-repeated="5"/>
        </table:table-row>
        <table:table-row table:style-name="ro1">
          <table:table-cell table:style-name="Default" office:value-type="float" office:value="-0.380147">
            <text:p>-0,380147</text:p>
          </table:table-cell>
          <table:table-cell table:number-columns-repeated="5"/>
        </table:table-row>
        <table:table-row table:style-name="ro1">
          <table:table-cell table:style-name="Default" office:value-type="float" office:value="0.00306796">
            <text:p>0,00306796</text:p>
          </table:table-cell>
          <table:table-cell table:number-columns-repeated="5"/>
        </table:table-row>
        <table:table-row table:style-name="ro1">
          <table:table-cell table:style-name="Default" office:value-type="float" office:value="0.385515">
            <text:p>0,385515</text:p>
          </table:table-cell>
          <table:table-cell table:number-columns-repeated="5"/>
        </table:table-row>
        <table:table-row table:style-name="ro1">
          <table:table-cell table:style-name="Default" office:value-type="float" office:value="0.70964">
            <text:p>0,70964</text:p>
          </table:table-cell>
          <table:table-cell table:number-columns-repeated="5"/>
        </table:table-row>
        <table:table-row table:style-name="ro1">
          <table:table-cell table:style-name="Default" office:value-type="float" office:value="0.925245">
            <text:p>0,925245</text:p>
          </table:table-cell>
          <table:table-cell table:number-columns-repeated="5"/>
        </table:table-row>
        <table:table-row table:style-name="ro1">
          <table:table-cell table:style-name="Default" office:value-type="float" office:value="0.999992">
            <text:p>0,999992</text:p>
          </table:table-cell>
          <table:table-cell table:number-columns-repeated="5"/>
        </table:table-row>
        <table:table-row table:style-name="ro1">
          <table:table-cell table:style-name="Default" office:value-type="float" office:value="0.922327">
            <text:p>0,922327</text:p>
          </table:table-cell>
          <table:table-cell table:number-columns-repeated="5"/>
        </table:table-row>
        <table:table-row table:style-name="ro1">
          <table:table-cell table:style-name="Default" office:value-type="float" office:value="0.704208">
            <text:p>0,704208</text:p>
          </table:table-cell>
          <table:table-cell table:number-columns-repeated="5"/>
        </table:table-row>
        <table:table-row table:style-name="ro1">
          <table:table-cell table:style-name="Default" office:value-type="float" office:value="0.37837">
            <text:p>0,37837</text:p>
          </table:table-cell>
          <table:table-cell table:number-columns-repeated="5"/>
        </table:table-row>
        <table:table-row table:style-name="ro1">
          <table:table-cell table:style-name="Default" office:value-type="float" office:value="-0.00472648">
            <text:p>-0,00472648</text:p>
          </table:table-cell>
          <table:table-cell table:number-columns-repeated="5"/>
        </table:table-row>
        <table:table-row table:style-name="ro1">
          <table:table-cell table:style-name="Default" office:value-type="float" office:value="-0.387575">
            <text:p>-0,387575</text:p>
          </table:table-cell>
          <table:table-cell table:number-columns-repeated="5"/>
        </table:table-row>
        <table:table-row table:style-name="ro1">
          <table:table-cell table:style-name="Default" office:value-type="float" office:value="-0.710888">
            <text:p>-0,710888</text:p>
          </table:table-cell>
          <table:table-cell table:number-columns-repeated="5"/>
        </table:table-row>
        <table:table-row table:style-name="ro1">
          <table:table-cell table:style-name="Default" office:value-type="float" office:value="-0.925884">
            <text:p>-0,925884</text:p>
          </table:table-cell>
          <table:table-cell table:number-columns-repeated="5"/>
        </table:table-row>
        <table:table-row table:style-name="ro1">
          <table:table-cell table:style-name="Default" office:value-type="float" office:value="-0.999984">
            <text:p>-0,999984</text:p>
          </table:table-cell>
          <table:table-cell table:number-columns-repeated="5"/>
        </table:table-row>
        <table:table-row table:style-name="ro1">
          <table:table-cell table:style-name="Default" office:value-type="float" office:value="-0.921745">
            <text:p>-0,921745</text:p>
          </table:table-cell>
          <table:table-cell table:number-columns-repeated="5"/>
        </table:table-row>
        <table:table-row table:style-name="ro1">
          <table:table-cell table:style-name="Default" office:value-type="float" office:value="-0.703263">
            <text:p>-0,703263</text:p>
          </table:table-cell>
          <table:table-cell table:number-columns-repeated="5"/>
        </table:table-row>
        <table:table-row table:style-name="ro1">
          <table:table-cell table:style-name="Default" office:value-type="float" office:value="-0.377308">
            <text:p>-0,377308</text:p>
          </table:table-cell>
          <table:table-cell table:number-columns-repeated="5"/>
        </table:table-row>
        <table:table-row table:style-name="ro1">
          <table:table-cell office:value-type="string">
            <text:p>-0.377308</text:p>
          </table:table-cell>
          <table:table-cell table:number-columns-repeated="5"/>
        </table:table-row>
        <table:table-row table:style-name="ro1">
          <table:table-cell office:value-type="string">
            <text:p>Test 2: triangle wave, Amplitude = 1, <text:s/>wavelength = 16,</text:p>
          </table:table-cell>
          <table:table-cell table:number-columns-repeated="5"/>
        </table:table-row>
        <table:table-row table:style-name="ro1">
          <table:table-cell office:value-type="float" office:value="0.00390625">
            <text:p>0,00390625</text:p>
          </table:table-cell>
          <table:table-cell table:number-columns-repeated="5"/>
        </table:table-row>
        <table:table-row table:style-name="ro1">
          <table:table-cell office:value-type="float" office:value="0.25423">
            <text:p>0,25423</text:p>
          </table:table-cell>
          <table:table-cell table:number-columns-repeated="5"/>
        </table:table-row>
        <table:table-row table:style-name="ro1">
          <table:table-cell office:value-type="float" office:value="0.504238">
            <text:p>0,504238</text:p>
          </table:table-cell>
          <table:table-cell table:number-columns-repeated="5"/>
        </table:table-row>
        <table:table-row table:style-name="ro1">
          <table:table-cell office:value-type="float" office:value="0.754222">
            <text:p>0,754222</text:p>
          </table:table-cell>
          <table:table-cell table:number-columns-repeated="5"/>
        </table:table-row>
        <table:table-row table:style-name="ro1">
          <table:table-cell office:value-type="float" office:value="0.995419">
            <text:p>0,995419</text:p>
          </table:table-cell>
          <table:table-cell table:number-columns-repeated="5"/>
        </table:table-row>
        <table:table-row table:style-name="ro1">
          <table:table-cell office:value-type="float" office:value="0.745434">
            <text:p>0,745434</text:p>
          </table:table-cell>
          <table:table-cell/>
          <table:table-cell>
            <draw:frame table:end-cell-address="Waveforms.F57" table:end-x="1.515cm" table:end-y="0.027cm" draw:z-index="1" draw:style-name="gr1" svg:width="7.986cm" svg:height="6.986cm" svg:x="0.303cm" svg:y="0.239cm">
              <draw:object draw:notify-on-update-of-ranges="Waveforms.A36:Waveforms.A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0.495449">
            <text:p>0,495449</text:p>
          </table:table-cell>
          <table:table-cell table:number-columns-repeated="5"/>
        </table:table-row>
        <table:table-row table:style-name="ro1">
          <table:table-cell office:value-type="float" office:value="0.245116">
            <text:p>0,245116</text:p>
          </table:table-cell>
          <table:table-cell table:number-columns-repeated="5"/>
        </table:table-row>
        <table:table-row table:style-name="ro1">
          <table:table-cell office:value-type="float" office:value="-0.00488282">
            <text:p>-0,00488282</text:p>
          </table:table-cell>
          <table:table-cell table:number-columns-repeated="5"/>
        </table:table-row>
        <table:table-row table:style-name="ro1">
          <table:table-cell office:value-type="float" office:value="-0.255207">
            <text:p>-0,255207</text:p>
          </table:table-cell>
          <table:table-cell table:number-columns-repeated="5"/>
        </table:table-row>
        <table:table-row table:style-name="ro1">
          <table:table-cell office:value-type="float" office:value="-0.505214">
            <text:p>-0,505214</text:p>
          </table:table-cell>
          <table:table-cell table:number-columns-repeated="5"/>
        </table:table-row>
        <table:table-row table:style-name="ro1">
          <table:table-cell office:value-type="float" office:value="-0.755199">
            <text:p>-0,755199</text:p>
          </table:table-cell>
          <table:table-cell table:number-columns-repeated="5"/>
        </table:table-row>
        <table:table-row table:style-name="ro1">
          <table:table-cell office:value-type="float" office:value="-0.994442">
            <text:p>-0,994442</text:p>
          </table:table-cell>
          <table:table-cell table:number-columns-repeated="5"/>
        </table:table-row>
        <table:table-row table:style-name="ro1">
          <table:table-cell office:value-type="float" office:value="-0.744457">
            <text:p>-0,744457</text:p>
          </table:table-cell>
          <table:table-cell table:number-columns-repeated="5"/>
        </table:table-row>
        <table:table-row table:style-name="ro1">
          <table:table-cell office:value-type="float" office:value="-0.494472">
            <text:p>-0,494472</text:p>
          </table:table-cell>
          <table:table-cell table:number-columns-repeated="5"/>
        </table:table-row>
        <table:table-row table:style-name="ro1">
          <table:table-cell office:value-type="float" office:value="-0.244139">
            <text:p>-0,244139</text:p>
          </table:table-cell>
          <table:table-cell table:number-columns-repeated="5"/>
        </table:table-row>
        <table:table-row table:style-name="ro1">
          <table:table-cell office:value-type="float" office:value="0.00585938">
            <text:p>0,00585938</text:p>
          </table:table-cell>
          <table:table-cell table:number-columns-repeated="5"/>
        </table:table-row>
        <table:table-row table:style-name="ro1">
          <table:table-cell office:value-type="float" office:value="0.256184">
            <text:p>0,256184</text:p>
          </table:table-cell>
          <table:table-cell table:number-columns-repeated="5"/>
        </table:table-row>
        <table:table-row table:style-name="ro1">
          <table:table-cell office:value-type="float" office:value="0.506191">
            <text:p>0,506191</text:p>
          </table:table-cell>
          <table:table-cell table:number-columns-repeated="5"/>
        </table:table-row>
        <table:table-row table:style-name="ro1">
          <table:table-cell office:value-type="float" office:value="0.756175">
            <text:p>0,756175</text:p>
          </table:table-cell>
          <table:table-cell table:number-columns-repeated="5"/>
        </table:table-row>
        <table:table-row table:style-name="ro1">
          <table:table-cell office:value-type="float" office:value="0.993466">
            <text:p>0,993466</text:p>
          </table:table-cell>
          <table:table-cell table:number-columns-repeated="5"/>
        </table:table-row>
        <table:table-row table:style-name="ro1">
          <table:table-cell office:value-type="float" office:value="0.743481">
            <text:p>0,743481</text:p>
          </table:table-cell>
          <table:table-cell table:number-columns-repeated="5"/>
        </table:table-row>
        <table:table-row table:style-name="ro1">
          <table:table-cell office:value-type="float" office:value="0.49317">
            <text:p>0,49317</text:p>
          </table:table-cell>
          <table:table-cell table:number-columns-repeated="5"/>
        </table:table-row>
        <table:table-row table:style-name="ro1">
          <table:table-cell office:value-type="float" office:value="0.243163">
            <text:p>0,243163</text:p>
          </table:table-cell>
          <table:table-cell table:number-columns-repeated="5"/>
        </table:table-row>
        <table:table-row table:style-name="ro1">
          <table:table-cell office:value-type="float" office:value="-0.00683594">
            <text:p>-0,00683594</text:p>
          </table:table-cell>
          <table:table-cell table:number-columns-repeated="5"/>
        </table:table-row>
        <table:table-row table:style-name="ro1">
          <table:table-cell office:value-type="float" office:value="-0.25716">
            <text:p>-0,25716</text:p>
          </table:table-cell>
          <table:table-cell table:number-columns-repeated="5"/>
        </table:table-row>
        <table:table-row table:style-name="ro1">
          <table:table-cell office:value-type="float" office:value="-0.507167">
            <text:p>-0,507167</text:p>
          </table:table-cell>
          <table:table-cell table:number-columns-repeated="5"/>
        </table:table-row>
        <table:table-row table:style-name="ro1">
          <table:table-cell office:value-type="float" office:value="-0.757152">
            <text:p>-0,757152</text:p>
          </table:table-cell>
          <table:table-cell table:number-columns-repeated="5"/>
        </table:table-row>
        <table:table-row table:style-name="ro1">
          <table:table-cell office:value-type="float" office:value="-0.992489">
            <text:p>-0,992489</text:p>
          </table:table-cell>
          <table:table-cell table:number-columns-repeated="5"/>
        </table:table-row>
        <table:table-row table:style-name="ro1">
          <table:table-cell office:value-type="float" office:value="-0.742504">
            <text:p>-0,742504</text:p>
          </table:table-cell>
          <table:table-cell table:number-columns-repeated="5"/>
        </table:table-row>
        <table:table-row table:style-name="ro1">
          <table:table-cell office:value-type="float" office:value="-0.492193">
            <text:p>-0,492193</text:p>
          </table:table-cell>
          <table:table-cell table:number-columns-repeated="5"/>
        </table:table-row>
        <table:table-row table:style-name="ro1">
          <table:table-cell office:value-type="float" office:value="-0.242186">
            <text:p>-0,242186</text:p>
          </table:table-cell>
          <table:table-cell table:number-columns-repeated="5"/>
        </table:table-row>
        <table:table-row table:style-name="ro1">
          <table:table-cell office:value-type="string">
            <text:p>-0.242186</text:p>
          </table:table-cell>
          <table:table-cell table:number-columns-repeated="5"/>
        </table:table-row>
        <table:table-row table:style-name="ro1">
          <table:table-cell office:value-type="string">
            <text:p>Test 3: sawtooth wave, Amplitude = 1, <text:s/>wavelength = 16,</text:p>
          </table:table-cell>
          <table:table-cell table:number-columns-repeated="5"/>
        </table:table-row>
        <table:table-row table:style-name="ro1">
          <table:table-cell office:value-type="float" office:value="-0.996039">
            <text:p>-0,996039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-0.870978">
            <text:p>-0,870978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745916">
            <text:p>-0,745916</text:p>
          </table:table-cell>
          <table:table-cell/>
          <table:table-cell table:style-name="ce2"/>
          <table:table-cell table:number-columns-repeated="2"/>
          <table:table-cell>
            <draw:frame table:end-cell-address="Waveforms.K93" table:end-x="1.101cm" table:end-y="0.081cm" draw:z-index="4" draw:style-name="gr1" svg:width="10.244cm" svg:height="9.341cm" svg:x="2.148cm" svg:y="0.187cm">
              <draw:object draw:notify-on-update-of-ranges="Waveforms.A70:Waveforms.A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0.620854">
            <text:p>-0,620854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495792">
            <text:p>-0,495792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37073">
            <text:p>-0,37073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245668">
            <text:p>-0,245668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120606">
            <text:p>-0,120606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00445569">
            <text:p>0,00445569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129518">
            <text:p>0,129518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254579">
            <text:p>0,254579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379641">
            <text:p>0,37964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504703">
            <text:p>0,504703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629765">
            <text:p>0,62976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754827">
            <text:p>0,754827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879889">
            <text:p>0,879889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995049">
            <text:p>-0,995049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869987">
            <text:p>-0,869987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744925">
            <text:p>-0,74492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619864">
            <text:p>-0,619864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494802">
            <text:p>-0,494802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36974">
            <text:p>-0,36974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244678">
            <text:p>-0,244678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-0.119616">
            <text:p>-0,119616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00544584">
            <text:p>0,00544584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130508">
            <text:p>0,130508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25557">
            <text:p>0,25557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380631">
            <text:p>0,38063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505693">
            <text:p>0,505693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630755">
            <text:p>0,63075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755817">
            <text:p>0,755817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0.880879">
            <text:p>0,880879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0.880879</text:p>
          </table:table-cell>
          <table:table-cell table:number-columns-repeated="5"/>
        </table:table-row>
        <table:table-row table:style-name="ro1">
          <table:table-cell office:value-type="string">
            <text:p>Test 4: pulse wave, Amplitude = 1, <text:s/>wavelength = 16,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>
            <draw:frame table:end-cell-address="Waveforms.G127" table:end-x="0.744cm" table:end-y="0.185cm" draw:z-index="2" draw:style-name="gr1" svg:width="7.986cm" svg:height="6.986cm" svg:x="1.79cm" svg:y="0.397cm">
              <draw:object draw:notify-on-update-of-ranges="Waveforms.A104:Waveforms.A13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Test 5: abs-sine wave, Amplitude = 1, <text:s/>wavelength = 16,</text:p>
          </table:table-cell>
          <table:table-cell table:number-columns-repeated="5"/>
        </table:table-row>
        <table:table-row table:style-name="ro1">
          <table:table-cell table:style-name="Default" office:value-type="float" office:value="-0.974946">
            <text:p>-0,974946</text:p>
          </table:table-cell>
          <table:table-cell table:number-columns-repeated="5"/>
        </table:table-row>
        <table:table-row table:style-name="ro1">
          <table:table-cell table:style-name="Default" office:value-type="float" office:value="-0.585278">
            <text:p>-0,585278</text:p>
          </table:table-cell>
          <table:table-cell table:number-columns-repeated="5"/>
        </table:table-row>
        <table:table-row table:style-name="ro1">
          <table:table-cell table:style-name="Default" office:value-type="float" office:value="-0.211537">
            <text:p>-0,211537</text:p>
          </table:table-cell>
          <table:table-cell table:number-columns-repeated="5"/>
        </table:table-row>
        <table:table-row table:style-name="ro1">
          <table:table-cell table:style-name="Default" office:value-type="float" office:value="0.132309">
            <text:p>0,132309</text:p>
          </table:table-cell>
          <table:table-cell table:number-columns-repeated="5"/>
        </table:table-row>
        <table:table-row table:style-name="ro1">
          <table:table-cell table:style-name="Default" office:value-type="float" office:value="0.432157">
            <text:p>0,432157</text:p>
          </table:table-cell>
          <table:table-cell table:number-columns-repeated="5"/>
        </table:table-row>
        <table:table-row table:style-name="ro1">
          <table:table-cell table:style-name="Default" office:value-type="float" office:value="0.677255">
            <text:p>0,677255</text:p>
          </table:table-cell>
          <table:table-cell table:number-columns-repeated="5"/>
        </table:table-row>
        <table:table-row table:style-name="ro1">
          <table:table-cell table:style-name="Default" office:value-type="float" office:value="0.857583">
            <text:p>0,857583</text:p>
          </table:table-cell>
          <table:table-cell/>
          <table:table-cell>
            <draw:frame table:end-cell-address="Waveforms.G159" table:end-x="1.157cm" table:end-y="0.449cm" draw:z-index="3" draw:style-name="gr1" svg:width="7.986cm" svg:height="6.986cm" svg:x="2.203cm" svg:y="0.211cm">
              <draw:object draw:notify-on-update-of-ranges="Waveforms.A138:Waveforms.A16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Default" office:value-type="float" office:value="0.966503">
            <text:p>0,966503</text:p>
          </table:table-cell>
          <table:table-cell table:number-columns-repeated="5"/>
        </table:table-row>
        <table:table-row table:style-name="ro1">
          <table:table-cell table:style-name="Default" office:value-type="float" office:value="0.999822">
            <text:p>0,999822</text:p>
          </table:table-cell>
          <table:table-cell table:number-columns-repeated="5"/>
        </table:table-row>
        <table:table-row table:style-name="ro1">
          <table:table-cell table:style-name="Default" office:value-type="float" office:value="0.95617">
            <text:p>0,95617</text:p>
          </table:table-cell>
          <table:table-cell table:number-columns-repeated="5"/>
        </table:table-row>
        <table:table-row table:style-name="ro1">
          <table:table-cell table:style-name="Default" office:value-type="float" office:value="0.837321">
            <text:p>0,837321</text:p>
          </table:table-cell>
          <table:table-cell table:number-columns-repeated="5"/>
        </table:table-row>
        <table:table-row table:style-name="ro1">
          <table:table-cell table:style-name="Default" office:value-type="float" office:value="0.647644">
            <text:p>0,647644</text:p>
          </table:table-cell>
          <table:table-cell table:number-columns-repeated="5"/>
        </table:table-row>
        <table:table-row table:style-name="ro1">
          <table:table-cell table:style-name="Default" office:value-type="float" office:value="0.394899">
            <text:p>0,394899</text:p>
          </table:table-cell>
          <table:table-cell table:number-columns-repeated="5"/>
        </table:table-row>
        <table:table-row table:style-name="ro1">
          <table:table-cell table:style-name="Default" office:value-type="float" office:value="0.0881521">
            <text:p>0,0881521</text:p>
          </table:table-cell>
          <table:table-cell table:number-columns-repeated="5"/>
        </table:table-row>
        <table:table-row table:style-name="ro1">
          <table:table-cell table:style-name="Default" office:value-type="float" office:value="-0.26002">
            <text:p>-0,26002</text:p>
          </table:table-cell>
          <table:table-cell table:number-columns-repeated="5"/>
        </table:table-row>
        <table:table-row table:style-name="ro1">
          <table:table-cell table:style-name="Default" office:value-type="float" office:value="-0.636611">
            <text:p>-0,636611</text:p>
          </table:table-cell>
          <table:table-cell table:number-columns-repeated="5"/>
        </table:table-row>
        <table:table-row table:style-name="ro1">
          <table:table-cell table:style-name="Default" office:value-type="float" office:value="-0.971878">
            <text:p>-0,971878</text:p>
          </table:table-cell>
          <table:table-cell table:number-columns-repeated="5"/>
        </table:table-row>
        <table:table-row table:style-name="ro1">
          <table:table-cell table:style-name="Default" office:value-type="float" office:value="-0.582278">
            <text:p>-0,582278</text:p>
          </table:table-cell>
          <table:table-cell table:number-columns-repeated="5"/>
        </table:table-row>
        <table:table-row table:style-name="ro1">
          <table:table-cell table:style-name="Default" office:value-type="float" office:value="-0.208248">
            <text:p>-0,208248</text:p>
          </table:table-cell>
          <table:table-cell table:number-columns-repeated="5"/>
        </table:table-row>
        <table:table-row table:style-name="ro1">
          <table:table-cell table:style-name="Default" office:value-type="float" office:value="0.134836">
            <text:p>0,134836</text:p>
          </table:table-cell>
          <table:table-cell table:number-columns-repeated="5"/>
        </table:table-row>
        <table:table-row table:style-name="ro1">
          <table:table-cell table:style-name="Default" office:value-type="float" office:value="0.434297">
            <text:p>0,434297</text:p>
          </table:table-cell>
          <table:table-cell table:number-columns-repeated="5"/>
        </table:table-row>
        <table:table-row table:style-name="ro1">
          <table:table-cell table:style-name="Default" office:value-type="float" office:value="0.678924">
            <text:p>0,678924</text:p>
          </table:table-cell>
          <table:table-cell table:number-columns-repeated="5"/>
        </table:table-row>
        <table:table-row table:style-name="ro1">
          <table:table-cell table:style-name="Default" office:value-type="float" office:value="0.858718">
            <text:p>0,858718</text:p>
          </table:table-cell>
          <table:table-cell table:number-columns-repeated="5"/>
        </table:table-row>
        <table:table-row table:style-name="ro1">
          <table:table-cell table:style-name="Default" office:value-type="float" office:value="0.96706">
            <text:p>0,96706</text:p>
          </table:table-cell>
          <table:table-cell table:number-columns-repeated="5"/>
        </table:table-row>
        <table:table-row table:style-name="ro1">
          <table:table-cell table:style-name="Default" office:value-type="float" office:value="0.999778">
            <text:p>0,999778</text:p>
          </table:table-cell>
          <table:table-cell table:number-columns-repeated="5"/>
        </table:table-row>
        <table:table-row table:style-name="ro1">
          <table:table-cell table:style-name="Default" office:value-type="float" office:value="0.955529">
            <text:p>0,955529</text:p>
          </table:table-cell>
          <table:table-cell table:number-columns-repeated="5"/>
        </table:table-row>
        <table:table-row table:style-name="ro1">
          <table:table-cell office:value-type="float" office:value="0.835904">
            <text:p>0,835904</text:p>
          </table:table-cell>
          <table:table-cell table:number-columns-repeated="5"/>
        </table:table-row>
        <table:table-row table:style-name="ro1">
          <table:table-cell office:value-type="float" office:value="0.645904">
            <text:p>0,645904</text:p>
          </table:table-cell>
          <table:table-cell table:number-columns-repeated="5"/>
        </table:table-row>
        <table:table-row table:style-name="ro1">
          <table:table-cell office:value-type="float" office:value="0.392699">
            <text:p>0,392699</text:p>
          </table:table-cell>
          <table:table-cell table:number-columns-repeated="5"/>
        </table:table-row>
        <table:table-row table:style-name="ro1">
          <table:table-cell office:value-type="float" office:value="0.0855774">
            <text:p>0,0855774</text:p>
          </table:table-cell>
          <table:table-cell table:number-columns-repeated="5"/>
        </table:table-row>
        <table:table-row table:style-name="ro1">
          <table:table-cell office:value-type="float" office:value="-0.26287">
            <text:p>-0,26287</text:p>
          </table:table-cell>
          <table:table-cell table:number-columns-repeated="5"/>
        </table:table-row>
        <table:table-row table:style-name="ro1">
          <table:table-cell office:value-type="float" office:value="-0.639627">
            <text:p>-0,639627</text:p>
          </table:table-cell>
          <table:table-cell table:number-columns-repeated="5"/>
        </table:table-row>
        <table:table-row table:style-name="ro1">
          <table:table-cell office:value-type="string">
            <text:p>-0.639627</text:p>
          </table:table-cell>
          <table:table-cell table:number-columns-repeated="5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55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 table:number-rows-repeated="34">
          <table:table-cell table:style-name="Default"/>
          <table:table-cell table:number-columns-repeated="5"/>
        </table:table-row>
        <table:table-row table:style-name="ro1" table:number-rows-repeated="37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55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 table:number-rows-repeated="34">
          <table:table-cell table:style-name="Default"/>
          <table:table-cell table:number-columns-repeated="5"/>
        </table:table-row>
        <table:table-row table:style-name="ro1" table:number-rows-repeated="37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55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 table:number-rows-repeated="34">
          <table:table-cell table:style-name="Default"/>
          <table:table-cell table:number-columns-repeated="5"/>
        </table:table-row>
        <table:table-row table:style-name="ro1" table:number-rows-repeated="37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55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requencyMod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odulated sine wave, Wavelength = 32 +- 50%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>
            <draw:frame table:end-cell-address="FrequencyMod.K30" table:end-x="0.303cm" table:end-y="0.106cm" draw:z-index="0" draw:style-name="gr1" svg:width="18.643cm" svg:height="12.676cm" svg:x="1.983cm" svg:y="0.027cm">
              <draw:object draw:notify-on-update-of-ranges="FrequencyMod.A1:FrequencyMod.A1 FrequencyMod.A2:FrequencyMod.A1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0.195091">
            <text:p>0,195091</text:p>
          </table:table-cell>
          <table:table-cell/>
        </table:table-row>
        <table:table-row table:style-name="ro1">
          <table:table-cell office:value-type="float" office:value="0.387401">
            <text:p>0,387401</text:p>
          </table:table-cell>
          <table:table-cell/>
        </table:table-row>
        <table:table-row table:style-name="ro1">
          <table:table-cell office:value-type="float" office:value="0.567839">
            <text:p>0,567839</text:p>
          </table:table-cell>
          <table:table-cell/>
        </table:table-row>
        <table:table-row table:style-name="ro1">
          <table:table-cell office:value-type="float" office:value="0.72742">
            <text:p>0,72742</text:p>
          </table:table-cell>
          <table:table-cell/>
        </table:table-row>
        <table:table-row table:style-name="ro1">
          <table:table-cell office:value-type="float" office:value="0.857211">
            <text:p>0,857211</text:p>
          </table:table-cell>
          <table:table-cell/>
        </table:table-row>
        <table:table-row table:style-name="ro1">
          <table:table-cell office:value-type="float" office:value="0.949046">
            <text:p>0,949046</text:p>
          </table:table-cell>
          <table:table-cell/>
        </table:table-row>
        <table:table-row table:style-name="ro1">
          <table:table-cell office:value-type="float" office:value="0.99543">
            <text:p>0,99543</text:p>
          </table:table-cell>
          <table:table-cell/>
        </table:table-row>
        <table:table-row table:style-name="ro1">
          <table:table-cell office:value-type="float" office:value="0.991044">
            <text:p>0,991044</text:p>
          </table:table-cell>
          <table:table-cell/>
        </table:table-row>
        <table:table-row table:style-name="ro1">
          <table:table-cell office:value-type="float" office:value="0.933012">
            <text:p>0,933012</text:p>
          </table:table-cell>
          <table:table-cell/>
        </table:table-row>
        <table:table-row table:style-name="ro1">
          <table:table-cell office:value-type="float" office:value="0.821702">
            <text:p>0,821702</text:p>
          </table:table-cell>
          <table:table-cell/>
        </table:table-row>
        <table:table-row table:style-name="ro1">
          <table:table-cell office:value-type="float" office:value="0.660875">
            <text:p>0,660875</text:p>
          </table:table-cell>
          <table:table-cell/>
        </table:table-row>
        <table:table-row table:style-name="ro1">
          <table:table-cell office:value-type="float" office:value="0.457315">
            <text:p>0,457315</text:p>
          </table:table-cell>
          <table:table-cell/>
        </table:table-row>
        <table:table-row table:style-name="ro1">
          <table:table-cell office:value-type="float" office:value="0.222007">
            <text:p>0,222007</text:p>
          </table:table-cell>
          <table:table-cell/>
        </table:table-row>
        <table:table-row table:style-name="ro1">
          <table:table-cell office:value-type="float" office:value="-0.0313146">
            <text:p>-0,0313146</text:p>
          </table:table-cell>
          <table:table-cell/>
        </table:table-row>
        <table:table-row table:style-name="ro1">
          <table:table-cell office:value-type="float" office:value="-0.28604">
            <text:p>-0,28604</text:p>
          </table:table-cell>
          <table:table-cell/>
        </table:table-row>
        <table:table-row table:style-name="ro1">
          <table:table-cell office:value-type="float" office:value="-0.524769">
            <text:p>-0,524769</text:p>
          </table:table-cell>
          <table:table-cell/>
        </table:table-row>
        <table:table-row table:style-name="ro1">
          <table:table-cell office:value-type="float" office:value="-0.730037">
            <text:p>-0,730037</text:p>
          </table:table-cell>
          <table:table-cell/>
        </table:table-row>
        <table:table-row table:style-name="ro1">
          <table:table-cell office:value-type="float" office:value="-0.885361">
            <text:p>-0,885361</text:p>
          </table:table-cell>
          <table:table-cell/>
        </table:table-row>
        <table:table-row table:style-name="ro1">
          <table:table-cell office:value-type="float" office:value="-0.977807">
            <text:p>-0,977807</text:p>
          </table:table-cell>
          <table:table-cell/>
        </table:table-row>
        <table:table-row table:style-name="ro1">
          <table:table-cell office:value-type="float" office:value="-0.997957">
            <text:p>-0,997957</text:p>
          </table:table-cell>
          <table:table-cell/>
        </table:table-row>
        <table:table-row table:style-name="ro1">
          <table:table-cell office:value-type="float" office:value="-0.942082">
            <text:p>-0,942082</text:p>
          </table:table-cell>
          <table:table-cell/>
        </table:table-row>
        <table:table-row table:style-name="ro1">
          <table:table-cell office:value-type="float" office:value="-0.812339">
            <text:p>-0,812339</text:p>
          </table:table-cell>
          <table:table-cell/>
        </table:table-row>
        <table:table-row table:style-name="ro1">
          <table:table-cell office:value-type="float" office:value="-0.617433">
            <text:p>-0,617433</text:p>
          </table:table-cell>
          <table:table-cell/>
        </table:table-row>
        <table:table-row table:style-name="ro1">
          <table:table-cell office:value-type="float" office:value="-0.371146">
            <text:p>-0,371146</text:p>
          </table:table-cell>
          <table:table-cell/>
        </table:table-row>
        <table:table-row table:style-name="ro1">
          <table:table-cell office:value-type="float" office:value="-0.0933405">
            <text:p>-0,0933405</text:p>
          </table:table-cell>
          <table:table-cell/>
        </table:table-row>
        <table:table-row table:style-name="ro1">
          <table:table-cell office:value-type="float" office:value="0.19459">
            <text:p>0,19459</text:p>
          </table:table-cell>
          <table:table-cell/>
        </table:table-row>
        <table:table-row table:style-name="ro1">
          <table:table-cell office:value-type="float" office:value="0.467331">
            <text:p>0,467331</text:p>
          </table:table-cell>
          <table:table-cell/>
        </table:table-row>
        <table:table-row table:style-name="ro1">
          <table:table-cell office:value-type="float" office:value="0.702033">
            <text:p>0,702033</text:p>
          </table:table-cell>
          <table:table-cell/>
        </table:table-row>
        <table:table-row table:style-name="ro1">
          <table:table-cell office:value-type="float" office:value="0.877551">
            <text:p>0,877551</text:p>
          </table:table-cell>
          <table:table-cell/>
        </table:table-row>
        <table:table-row table:style-name="ro1">
          <table:table-cell office:value-type="float" office:value="0.978737">
            <text:p>0,978737</text:p>
          </table:table-cell>
          <table:table-cell/>
        </table:table-row>
        <table:table-row table:style-name="ro1">
          <table:table-cell office:value-type="float" office:value="0.996183">
            <text:p>0,996183</text:p>
          </table:table-cell>
          <table:table-cell/>
        </table:table-row>
        <table:table-row table:style-name="ro1">
          <table:table-cell office:value-type="float" office:value="0.927955">
            <text:p>0,927955</text:p>
          </table:table-cell>
          <table:table-cell/>
        </table:table-row>
        <table:table-row table:style-name="ro1">
          <table:table-cell office:value-type="float" office:value="0.779789">
            <text:p>0,779789</text:p>
          </table:table-cell>
          <table:table-cell/>
        </table:table-row>
        <table:table-row table:style-name="ro1">
          <table:table-cell office:value-type="float" office:value="0.564442">
            <text:p>0,564442</text:p>
          </table:table-cell>
          <table:table-cell/>
        </table:table-row>
        <table:table-row table:style-name="ro1">
          <table:table-cell office:value-type="float" office:value="0.300471">
            <text:p>0,300471</text:p>
          </table:table-cell>
          <table:table-cell/>
        </table:table-row>
        <table:table-row table:style-name="ro1">
          <table:table-cell office:value-type="float" office:value="0.0116383">
            <text:p>0,0116383</text:p>
          </table:table-cell>
          <table:table-cell/>
        </table:table-row>
        <table:table-row table:style-name="ro1">
          <table:table-cell office:value-type="float" office:value="-0.277208">
            <text:p>-0,277208</text:p>
          </table:table-cell>
          <table:table-cell/>
        </table:table-row>
        <table:table-row table:style-name="ro1">
          <table:table-cell office:value-type="float" office:value="-0.542072">
            <text:p>-0,542072</text:p>
          </table:table-cell>
          <table:table-cell/>
        </table:table-row>
        <table:table-row table:style-name="ro1">
          <table:table-cell office:value-type="float" office:value="-0.75971">
            <text:p>-0,75971</text:p>
          </table:table-cell>
          <table:table-cell/>
        </table:table-row>
        <table:table-row table:style-name="ro1">
          <table:table-cell office:value-type="float" office:value="-0.913448">
            <text:p>-0,913448</text:p>
          </table:table-cell>
          <table:table-cell/>
        </table:table-row>
        <table:table-row table:style-name="ro1">
          <table:table-cell office:value-type="float" office:value="-0.991321">
            <text:p>-0,991321</text:p>
          </table:table-cell>
          <table:table-cell/>
        </table:table-row>
        <table:table-row table:style-name="ro1">
          <table:table-cell office:value-type="float" office:value="-0.988259">
            <text:p>-0,988259</text:p>
          </table:table-cell>
          <table:table-cell/>
        </table:table-row>
        <table:table-row table:style-name="ro1">
          <table:table-cell office:value-type="float" office:value="-0.90642">
            <text:p>-0,90642</text:p>
          </table:table-cell>
          <table:table-cell/>
        </table:table-row>
        <table:table-row table:style-name="ro1">
          <table:table-cell office:value-type="float" office:value="-0.753978">
            <text:p>-0,753978</text:p>
          </table:table-cell>
          <table:table-cell/>
        </table:table-row>
        <table:table-row table:style-name="ro1">
          <table:table-cell office:value-type="float" office:value="-0.544691">
            <text:p>-0,544691</text:p>
          </table:table-cell>
          <table:table-cell/>
        </table:table-row>
        <table:table-row table:style-name="ro1">
          <table:table-cell office:value-type="float" office:value="-0.296486">
            <text:p>-0,296486</text:p>
          </table:table-cell>
          <table:table-cell/>
        </table:table-row>
        <table:table-row table:style-name="ro1">
          <table:table-cell office:value-type="float" office:value="-0.0285542">
            <text:p>-0,0285542</text:p>
          </table:table-cell>
          <table:table-cell/>
        </table:table-row>
        <table:table-row table:style-name="ro1">
          <table:table-cell office:value-type="float" office:value="0.238515">
            <text:p>0,238515</text:p>
          </table:table-cell>
          <table:table-cell/>
        </table:table-row>
        <table:table-row table:style-name="ro1">
          <table:table-cell office:value-type="float" office:value="0.485314">
            <text:p>0,485314</text:p>
          </table:table-cell>
          <table:table-cell/>
        </table:table-row>
        <table:table-row table:style-name="ro1">
          <table:table-cell office:value-type="float" office:value="0.695449">
            <text:p>0,695449</text:p>
          </table:table-cell>
          <table:table-cell/>
        </table:table-row>
        <table:table-row table:style-name="ro1">
          <table:table-cell office:value-type="float" office:value="0.856156">
            <text:p>0,856156</text:p>
          </table:table-cell>
          <table:table-cell/>
        </table:table-row>
        <table:table-row table:style-name="ro1">
          <table:table-cell office:value-type="float" office:value="0.958848">
            <text:p>0,958848</text:p>
          </table:table-cell>
          <table:table-cell/>
        </table:table-row>
        <table:table-row table:style-name="ro1">
          <table:table-cell office:value-type="float" office:value="0.999303">
            <text:p>0,999303</text:p>
          </table:table-cell>
          <table:table-cell/>
        </table:table-row>
        <table:table-row table:style-name="ro1">
          <table:table-cell office:value-type="float" office:value="0.978113">
            <text:p>0,978113</text:p>
          </table:table-cell>
          <table:table-cell/>
        </table:table-row>
        <table:table-row table:style-name="ro1">
          <table:table-cell office:value-type="float" office:value="0.899369">
            <text:p>0,899369</text:p>
          </table:table-cell>
          <table:table-cell/>
        </table:table-row>
        <table:table-row table:style-name="ro1">
          <table:table-cell office:value-type="float" office:value="0.770745">
            <text:p>0,770745</text:p>
          </table:table-cell>
          <table:table-cell/>
        </table:table-row>
        <table:table-row table:style-name="ro1">
          <table:table-cell office:value-type="float" office:value="0.601825">
            <text:p>0,601825</text:p>
          </table:table-cell>
          <table:table-cell/>
        </table:table-row>
        <table:table-row table:style-name="ro1">
          <table:table-cell office:value-type="float" office:value="0.404253">
            <text:p>0,404253</text:p>
          </table:table-cell>
          <table:table-cell/>
        </table:table-row>
        <table:table-row table:style-name="ro1">
          <table:table-cell office:value-type="float" office:value="0.190483">
            <text:p>0,190483</text:p>
          </table:table-cell>
          <table:table-cell/>
        </table:table-row>
        <table:table-row table:style-name="ro1">
          <table:table-cell office:value-type="float" office:value="-0.0287587">
            <text:p>-0,0287587</text:p>
          </table:table-cell>
          <table:table-cell/>
        </table:table-row>
        <table:table-row table:style-name="ro1">
          <table:table-cell office:value-type="float" office:value="-0.242146">
            <text:p>-0,242146</text:p>
          </table:table-cell>
          <table:table-cell/>
        </table:table-row>
        <table:table-row table:style-name="ro1">
          <table:table-cell office:value-type="float" office:value="-0.439711">
            <text:p>-0,439711</text:p>
          </table:table-cell>
          <table:table-cell/>
        </table:table-row>
        <table:table-row table:style-name="ro1">
          <table:table-cell office:value-type="float" office:value="-0.614202">
            <text:p>-0,614202</text:p>
          </table:table-cell>
          <table:table-cell/>
        </table:table-row>
        <table:table-row table:style-name="ro1">
          <table:table-cell office:value-type="float" office:value="-0.75971">
            <text:p>-0,75971</text:p>
          </table:table-cell>
          <table:table-cell/>
        </table:table-row>
        <table:table-row table:style-name="ro1">
          <table:table-cell office:value-type="float" office:value="-0.871942">
            <text:p>-0,871942</text:p>
          </table:table-cell>
          <table:table-cell/>
        </table:table-row>
        <table:table-row table:style-name="ro1">
          <table:table-cell office:value-type="float" office:value="-0.94909">
            <text:p>-0,94909</text:p>
          </table:table-cell>
          <table:table-cell/>
        </table:table-row>
        <table:table-row table:style-name="ro1">
          <table:table-cell office:value-type="float" office:value="-0.991119">
            <text:p>-0,991119</text:p>
          </table:table-cell>
          <table:table-cell/>
        </table:table-row>
        <table:table-row table:style-name="ro1">
          <table:table-cell office:value-type="float" office:value="-0.998819">
            <text:p>-0,998819</text:p>
          </table:table-cell>
          <table:table-cell/>
        </table:table-row>
        <table:table-row table:style-name="ro1">
          <table:table-cell office:value-type="float" office:value="-0.97469">
            <text:p>-0,97469</text:p>
          </table:table-cell>
          <table:table-cell/>
        </table:table-row>
        <table:table-row table:style-name="ro1">
          <table:table-cell office:value-type="float" office:value="-0.921745">
            <text:p>-0,921745</text:p>
          </table:table-cell>
          <table:table-cell/>
        </table:table-row>
        <table:table-row table:style-name="ro1">
          <table:table-cell office:value-type="float" office:value="-0.844104">
            <text:p>-0,844104</text:p>
          </table:table-cell>
          <table:table-cell/>
        </table:table-row>
        <table:table-row table:style-name="ro1">
          <table:table-cell office:value-type="float" office:value="-0.745862">
            <text:p>-0,745862</text:p>
          </table:table-cell>
          <table:table-cell/>
        </table:table-row>
        <table:table-row table:style-name="ro1">
          <table:table-cell office:value-type="float" office:value="-0.63101">
            <text:p>-0,63101</text:p>
          </table:table-cell>
          <table:table-cell/>
        </table:table-row>
        <table:table-row table:style-name="ro1">
          <table:table-cell office:value-type="float" office:value="-0.504223">
            <text:p>-0,504223</text:p>
          </table:table-cell>
          <table:table-cell/>
        </table:table-row>
        <table:table-row table:style-name="ro1">
          <table:table-cell office:value-type="float" office:value="-0.369246">
            <text:p>-0,369246</text:p>
          </table:table-cell>
          <table:table-cell/>
        </table:table-row>
        <table:table-row table:style-name="ro1">
          <table:table-cell office:value-type="float" office:value="-0.230425">
            <text:p>-0,230425</text:p>
          </table:table-cell>
          <table:table-cell/>
        </table:table-row>
        <table:table-row table:style-name="ro1">
          <table:table-cell office:value-type="float" office:value="-0.0907955">
            <text:p>-0,0907955</text:p>
          </table:table-cell>
          <table:table-cell/>
        </table:table-row>
        <table:table-row table:style-name="ro1">
          <table:table-cell office:value-type="float" office:value="0.0475355">
            <text:p>0,0475355</text:p>
          </table:table-cell>
          <table:table-cell/>
        </table:table-row>
        <table:table-row table:style-name="ro1">
          <table:table-cell office:value-type="float" office:value="0.180526">
            <text:p>0,180526</text:p>
          </table:table-cell>
          <table:table-cell/>
        </table:table-row>
        <table:table-row table:style-name="ro1">
          <table:table-cell office:value-type="float" office:value="0.307363">
            <text:p>0,307363</text:p>
          </table:table-cell>
          <table:table-cell/>
        </table:table-row>
        <table:table-row table:style-name="ro1">
          <table:table-cell office:value-type="float" office:value="0.425241">
            <text:p>0,425241</text:p>
          </table:table-cell>
          <table:table-cell/>
        </table:table-row>
        <table:table-row table:style-name="ro1">
          <table:table-cell office:value-type="float" office:value="0.533701">
            <text:p>0,533701</text:p>
          </table:table-cell>
          <table:table-cell/>
        </table:table-row>
        <table:table-row table:style-name="ro1">
          <table:table-cell office:value-type="float" office:value="0.63123">
            <text:p>0,63123</text:p>
          </table:table-cell>
          <table:table-cell/>
        </table:table-row>
        <table:table-row table:style-name="ro1">
          <table:table-cell office:value-type="float" office:value="0.717877">
            <text:p>0,717877</text:p>
          </table:table-cell>
          <table:table-cell/>
        </table:table-row>
        <table:table-row table:style-name="ro1">
          <table:table-cell office:value-type="float" office:value="0.793051">
            <text:p>0,793051</text:p>
          </table:table-cell>
          <table:table-cell/>
        </table:table-row>
        <table:table-row table:style-name="ro1">
          <table:table-cell office:value-type="float" office:value="0.856156">
            <text:p>0,856156</text:p>
          </table:table-cell>
          <table:table-cell/>
        </table:table-row>
        <table:table-row table:style-name="ro1">
          <table:table-cell office:value-type="float" office:value="0.907675">
            <text:p>0,907675</text:p>
          </table:table-cell>
          <table:table-cell/>
        </table:table-row>
        <table:table-row table:style-name="ro1">
          <table:table-cell office:value-type="float" office:value="0.947422">
            <text:p>0,947422</text:p>
          </table:table-cell>
          <table:table-cell/>
        </table:table-row>
        <table:table-row table:style-name="ro1">
          <table:table-cell office:value-type="float" office:value="0.975924">
            <text:p>0,975924</text:p>
          </table:table-cell>
          <table:table-cell/>
        </table:table-row>
        <table:table-row table:style-name="ro1">
          <table:table-cell office:value-type="float" office:value="0.993269">
            <text:p>0,993269</text:p>
          </table:table-cell>
          <table:table-cell/>
        </table:table-row>
        <table:table-row table:style-name="ro1">
          <table:table-cell office:value-type="float" office:value="0.999911">
            <text:p>0,999911</text:p>
          </table:table-cell>
          <table:table-cell/>
        </table:table-row>
        <table:table-row table:style-name="ro1">
          <table:table-cell office:value-type="float" office:value="0.996183">
            <text:p>0,996183</text:p>
          </table:table-cell>
          <table:table-cell/>
        </table:table-row>
        <table:table-row table:style-name="ro1">
          <table:table-cell office:value-type="float" office:value="0.982451">
            <text:p>0,982451</text:p>
          </table:table-cell>
          <table:table-cell/>
        </table:table-row>
        <table:table-row table:style-name="ro1">
          <table:table-cell office:value-type="float" office:value="0.959152">
            <text:p>0,959152</text:p>
          </table:table-cell>
          <table:table-cell/>
        </table:table-row>
        <table:table-row table:style-name="ro1">
          <table:table-cell office:value-type="float" office:value="0.926615">
            <text:p>0,926615</text:p>
          </table:table-cell>
          <table:table-cell/>
        </table:table-row>
        <table:table-row table:style-name="ro1">
          <table:table-cell office:value-type="float" office:value="0.885296">
            <text:p>0,885296</text:p>
          </table:table-cell>
          <table:table-cell/>
        </table:table-row>
        <table:table-row table:style-name="ro1">
          <table:table-cell office:value-type="float" office:value="0.835162">
            <text:p>0,835162</text:p>
          </table:table-cell>
          <table:table-cell/>
        </table:table-row>
        <table:table-row table:style-name="ro1">
          <table:table-cell office:value-type="float" office:value="0.777221">
            <text:p>0,777221</text:p>
          </table:table-cell>
          <table:table-cell/>
        </table:table-row>
        <table:table-row table:style-name="ro1">
          <table:table-cell office:value-type="float" office:value="0.711433">
            <text:p>0,711433</text:p>
          </table:table-cell>
          <table:table-cell/>
        </table:table-row>
        <table:table-row table:style-name="ro1">
          <table:table-cell office:value-type="float" office:value="0.638327">
            <text:p>0,638327</text:p>
          </table:table-cell>
          <table:table-cell/>
        </table:table-row>
        <table:table-row table:style-name="ro1">
          <table:table-cell office:value-type="float" office:value="0.558094">
            <text:p>0,558094</text:p>
          </table:table-cell>
          <table:table-cell/>
        </table:table-row>
        <table:table-row table:style-name="ro1">
          <table:table-cell office:value-type="float" office:value="0.471807">
            <text:p>0,471807</text:p>
          </table:table-cell>
          <table:table-cell/>
        </table:table-row>
        <table:table-row table:style-name="ro1">
          <table:table-cell office:value-type="float" office:value="0.378843">
            <text:p>0,378843</text:p>
          </table:table-cell>
          <table:table-cell/>
        </table:table-row>
        <table:table-row table:style-name="ro1">
          <table:table-cell office:value-type="float" office:value="0.280899">
            <text:p>0,280899</text:p>
          </table:table-cell>
          <table:table-cell/>
        </table:table-row>
        <table:table-row table:style-name="ro1">
          <table:table-cell office:value-type="float" office:value="0.177917">
            <text:p>0,177917</text:p>
          </table:table-cell>
          <table:table-cell/>
        </table:table-row>
        <table:table-row table:style-name="ro1">
          <table:table-cell office:value-type="float" office:value="0.0714124">
            <text:p>0,0714124</text:p>
          </table:table-cell>
          <table:table-cell/>
        </table:table-row>
        <table:table-row table:style-name="ro1">
          <table:table-cell office:value-type="float" office:value="-0.0384699">
            <text:p>-0,0384699</text:p>
          </table:table-cell>
          <table:table-cell/>
        </table:table-row>
        <table:table-row table:style-name="ro1">
          <table:table-cell office:value-type="float" office:value="-0.14991">
            <text:p>-0,14991</text:p>
          </table:table-cell>
          <table:table-cell/>
        </table:table-row>
        <table:table-row table:style-name="ro1">
          <table:table-cell office:value-type="float" office:value="-0.262435">
            <text:p>-0,262435</text:p>
          </table:table-cell>
          <table:table-cell/>
        </table:table-row>
        <table:table-row table:style-name="ro1">
          <table:table-cell office:value-type="float" office:value="-0.373861">
            <text:p>-0,373861</text:p>
          </table:table-cell>
          <table:table-cell/>
        </table:table-row>
        <table:table-row table:style-name="ro1">
          <table:table-cell office:value-type="float" office:value="-0.482362">
            <text:p>-0,482362</text:p>
          </table:table-cell>
          <table:table-cell/>
        </table:table-row>
        <table:table-row table:style-name="ro1">
          <table:table-cell office:value-type="float" office:value="-0.586807">
            <text:p>-0,586807</text:p>
          </table:table-cell>
          <table:table-cell/>
        </table:table-row>
        <table:table-row table:style-name="ro1">
          <table:table-cell office:value-type="float" office:value="-0.684516">
            <text:p>-0,684516</text:p>
          </table:table-cell>
          <table:table-cell/>
        </table:table-row>
        <table:table-row table:style-name="ro1">
          <table:table-cell office:value-type="float" office:value="-0.773818">
            <text:p>-0,773818</text:p>
          </table:table-cell>
          <table:table-cell/>
        </table:table-row>
        <table:table-row table:style-name="ro1">
          <table:table-cell office:value-type="float" office:value="-0.851465">
            <text:p>-0,851465</text:p>
          </table:table-cell>
          <table:table-cell/>
        </table:table-row>
        <table:table-row table:style-name="ro1">
          <table:table-cell office:value-type="float" office:value="-0.915516">
            <text:p>-0,915516</text:p>
          </table:table-cell>
          <table:table-cell/>
        </table:table-row>
        <table:table-row table:style-name="ro1">
          <table:table-cell office:value-type="float" office:value="-0.963124">
            <text:p>-0,963124</text:p>
          </table:table-cell>
          <table:table-cell/>
        </table:table-row>
        <table:table-row table:style-name="ro1">
          <table:table-cell office:value-type="float" office:value="-0.99198">
            <text:p>-0,99198</text:p>
          </table:table-cell>
          <table:table-cell/>
        </table:table-row>
        <table:table-row table:style-name="ro1">
          <table:table-cell office:value-type="float" office:value="-0.999723">
            <text:p>-0,999723</text:p>
          </table:table-cell>
          <table:table-cell/>
        </table:table-row>
        <table:table-row table:style-name="ro1">
          <table:table-cell office:value-type="float" office:value="-0.984213">
            <text:p>-0,984213</text:p>
          </table:table-cell>
          <table:table-cell/>
        </table:table-row>
        <table:table-row table:style-name="ro1">
          <table:table-cell office:value-type="float" office:value="-0.943953">
            <text:p>-0,943953</text:p>
          </table:table-cell>
          <table:table-cell/>
        </table:table-row>
        <table:table-row table:style-name="ro1">
          <table:table-cell office:value-type="float" office:value="-0.8776">
            <text:p>-0,8776</text:p>
          </table:table-cell>
          <table:table-cell/>
        </table:table-row>
        <table:table-row table:style-name="ro1">
          <table:table-cell office:value-type="float" office:value="-0.785293">
            <text:p>-0,785293</text:p>
          </table:table-cell>
          <table:table-cell/>
        </table:table-row>
        <table:table-row table:style-name="ro1">
          <table:table-cell office:value-type="float" office:value="-0.667163">
            <text:p>-0,667163</text:p>
          </table:table-cell>
          <table:table-cell/>
        </table:table-row>
        <table:table-row table:style-name="ro1">
          <table:table-cell office:value-type="float" office:value="-0.525693">
            <text:p>-0,525693</text:p>
          </table:table-cell>
          <table:table-cell/>
        </table:table-row>
        <table:table-row table:style-name="ro1">
          <table:table-cell office:value-type="float" office:value="-0.363063">
            <text:p>-0,363063</text:p>
          </table:table-cell>
          <table:table-cell/>
        </table:table-row>
        <table:table-row table:style-name="ro1">
          <table:table-cell office:value-type="float" office:value="-0.18342">
            <text:p>-0,18342</text:p>
          </table:table-cell>
          <table:table-cell/>
        </table:table-row>
        <table:table-row table:style-name="ro1">
          <table:table-cell office:value-type="string">
            <text:p>Modulated triangle wave, Wavelength = 32 +- 50%</text:p>
          </table:table-cell>
          <table:table-cell/>
        </table:table-row>
        <table:table-row table:style-name="ro1">
          <table:table-cell office:value-type="float" office:value="0.00455729">
            <text:p>0,00455729</text:p>
          </table:table-cell>
          <table:table-cell/>
        </table:table-row>
        <table:table-row table:style-name="ro1">
          <table:table-cell office:value-type="float" office:value="0.129558">
            <text:p>0,129558</text:p>
          </table:table-cell>
          <table:table-cell/>
        </table:table-row>
        <table:table-row table:style-name="ro1">
          <table:table-cell office:value-type="float" office:value="0.257811">
            <text:p>0,257811</text:p>
          </table:table-cell>
          <table:table-cell/>
        </table:table-row>
        <table:table-row table:style-name="ro1">
          <table:table-cell office:value-type="float" office:value="0.389">
            <text:p>0,389</text:p>
          </table:table-cell>
          <table:table-cell>
            <draw:frame table:end-cell-address="FrequencyMod.I159" table:end-x="1.625cm" table:end-y="0.025cm" draw:z-index="1" draw:style-name="gr1" svg:width="15.339cm" svg:height="10.902cm" svg:x="2.093cm" svg:y="0.37cm">
              <draw:object draw:notify-on-update-of-ranges="FrequencyMod.A130:FrequencyMod.A130 FrequencyMod.A131:FrequencyMod.A25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0.523117">
            <text:p>0,523117</text:p>
          </table:table-cell>
          <table:table-cell/>
        </table:table-row>
        <table:table-row table:style-name="ro1">
          <table:table-cell office:value-type="float" office:value="0.660478">
            <text:p>0,660478</text:p>
          </table:table-cell>
          <table:table-cell/>
        </table:table-row>
        <table:table-row table:style-name="ro1">
          <table:table-cell office:value-type="float" office:value="0.800443">
            <text:p>0,800443</text:p>
          </table:table-cell>
          <table:table-cell/>
        </table:table-row>
        <table:table-row table:style-name="ro1">
          <table:table-cell office:value-type="float" office:value="0.943664">
            <text:p>0,943664</text:p>
          </table:table-cell>
          <table:table-cell/>
        </table:table-row>
        <table:table-row table:style-name="ro1">
          <table:table-cell office:value-type="float" office:value="0.910137">
            <text:p>0,910137</text:p>
          </table:table-cell>
          <table:table-cell/>
        </table:table-row>
        <table:table-row table:style-name="ro1">
          <table:table-cell office:value-type="float" office:value="0.761058">
            <text:p>0,761058</text:p>
          </table:table-cell>
          <table:table-cell/>
        </table:table-row>
        <table:table-row table:style-name="ro1">
          <table:table-cell office:value-type="float" office:value="0.609374">
            <text:p>0,609374</text:p>
          </table:table-cell>
          <table:table-cell/>
        </table:table-row>
        <table:table-row table:style-name="ro1">
          <table:table-cell office:value-type="float" office:value="0.454757">
            <text:p>0,454757</text:p>
          </table:table-cell>
          <table:table-cell/>
        </table:table-row>
        <table:table-row table:style-name="ro1">
          <table:table-cell office:value-type="float" office:value="0.297851">
            <text:p>0,297851</text:p>
          </table:table-cell>
          <table:table-cell/>
        </table:table-row>
        <table:table-row table:style-name="ro1">
          <table:table-cell office:value-type="float" office:value="0.138021">
            <text:p>0,138021</text:p>
          </table:table-cell>
          <table:table-cell/>
        </table:table-row>
        <table:table-row table:style-name="ro1">
          <table:table-cell office:value-type="float" office:value="-0.0244141">
            <text:p>-0,0244141</text:p>
          </table:table-cell>
          <table:table-cell/>
        </table:table-row>
        <table:table-row table:style-name="ro1">
          <table:table-cell office:value-type="float" office:value="-0.189127">
            <text:p>-0,189127</text:p>
          </table:table-cell>
          <table:table-cell/>
        </table:table-row>
        <table:table-row table:style-name="ro1">
          <table:table-cell office:value-type="float" office:value="-0.356121">
            <text:p>-0,356121</text:p>
          </table:table-cell>
          <table:table-cell/>
        </table:table-row>
        <table:table-row table:style-name="ro1">
          <table:table-cell office:value-type="float" office:value="-0.525395">
            <text:p>-0,525395</text:p>
          </table:table-cell>
          <table:table-cell/>
        </table:table-row>
        <table:table-row table:style-name="ro1">
          <table:table-cell office:value-type="float" office:value="-0.696609">
            <text:p>-0,696609</text:p>
          </table:table-cell>
          <table:table-cell/>
        </table:table-row>
        <table:table-row table:style-name="ro1">
          <table:table-cell office:value-type="float" office:value="-0.870101">
            <text:p>-0,870101</text:p>
          </table:table-cell>
          <table:table-cell/>
        </table:table-row>
        <table:table-row table:style-name="ro1">
          <table:table-cell office:value-type="float" office:value="-0.954731">
            <text:p>-0,954731</text:p>
          </table:table-cell>
          <table:table-cell/>
        </table:table-row>
        <table:table-row table:style-name="ro1">
          <table:table-cell office:value-type="float" office:value="-0.777658">
            <text:p>-0,777658</text:p>
          </table:table-cell>
          <table:table-cell/>
        </table:table-row>
        <table:table-row table:style-name="ro1">
          <table:table-cell office:value-type="float" office:value="-0.598958">
            <text:p>-0,598958</text:p>
          </table:table-cell>
          <table:table-cell/>
        </table:table-row>
        <table:table-row table:style-name="ro1">
          <table:table-cell office:value-type="float" office:value="-0.418949">
            <text:p>-0,418949</text:p>
          </table:table-cell>
          <table:table-cell/>
        </table:table-row>
        <table:table-row table:style-name="ro1">
          <table:table-cell office:value-type="float" office:value="-0.237303">
            <text:p>-0,237303</text:p>
          </table:table-cell>
          <table:table-cell/>
        </table:table-row>
        <table:table-row table:style-name="ro1">
          <table:table-cell office:value-type="float" office:value="-0.0543619">
            <text:p>-0,0543619</text:p>
          </table:table-cell>
          <table:table-cell/>
        </table:table-row>
        <table:table-row table:style-name="ro1">
          <table:table-cell office:value-type="float" office:value="0.129232">
            <text:p>0,129232</text:p>
          </table:table-cell>
          <table:table-cell/>
        </table:table-row>
        <table:table-row table:style-name="ro1">
          <table:table-cell office:value-type="float" office:value="0.314128">
            <text:p>0,314128</text:p>
          </table:table-cell>
          <table:table-cell/>
        </table:table-row>
        <table:table-row table:style-name="ro1">
          <table:table-cell office:value-type="float" office:value="0.500006">
            <text:p>0,500006</text:p>
          </table:table-cell>
          <table:table-cell/>
        </table:table-row>
        <table:table-row table:style-name="ro1">
          <table:table-cell office:value-type="float" office:value="0.686193">
            <text:p>0,686193</text:p>
          </table:table-cell>
          <table:table-cell/>
        </table:table-row>
        <table:table-row table:style-name="ro1">
          <table:table-cell office:value-type="float" office:value="0.87303">
            <text:p>0,87303</text:p>
          </table:table-cell>
          <table:table-cell/>
        </table:table-row>
        <table:table-row table:style-name="ro1">
          <table:table-cell office:value-type="float" office:value="0.939432">
            <text:p>0,939432</text:p>
          </table:table-cell>
          <table:table-cell/>
        </table:table-row>
        <table:table-row table:style-name="ro1">
          <table:table-cell office:value-type="float" office:value="0.751944">
            <text:p>0,751944</text:p>
          </table:table-cell>
          <table:table-cell/>
        </table:table-row>
        <table:table-row table:style-name="ro1">
          <table:table-cell office:value-type="float" office:value="0.564455">
            <text:p>0,564455</text:p>
          </table:table-cell>
          <table:table-cell/>
        </table:table-row>
        <table:table-row table:style-name="ro1">
          <table:table-cell office:value-type="float" office:value="0.376955">
            <text:p>0,376955</text:p>
          </table:table-cell>
          <table:table-cell/>
        </table:table-row>
        <table:table-row table:style-name="ro1">
          <table:table-cell office:value-type="float" office:value="0.189778">
            <text:p>0,189778</text:p>
          </table:table-cell>
          <table:table-cell/>
        </table:table-row>
        <table:table-row table:style-name="ro1">
          <table:table-cell office:value-type="float" office:value="0.00292968">
            <text:p>0,00292968</text:p>
          </table:table-cell>
          <table:table-cell/>
        </table:table-row>
        <table:table-row table:style-name="ro1">
          <table:table-cell office:value-type="float" office:value="-0.183268">
            <text:p>-0,183268</text:p>
          </table:table-cell>
          <table:table-cell/>
        </table:table-row>
        <table:table-row table:style-name="ro1">
          <table:table-cell office:value-type="float" office:value="-0.369143">
            <text:p>-0,369143</text:p>
          </table:table-cell>
          <table:table-cell/>
        </table:table-row>
        <table:table-row table:style-name="ro1">
          <table:table-cell office:value-type="float" office:value="-0.554039">
            <text:p>-0,554039</text:p>
          </table:table-cell>
          <table:table-cell/>
        </table:table-row>
        <table:table-row table:style-name="ro1">
          <table:table-cell office:value-type="float" office:value="-0.737947">
            <text:p>-0,737947</text:p>
          </table:table-cell>
          <table:table-cell/>
        </table:table-row>
        <table:table-row table:style-name="ro1">
          <table:table-cell office:value-type="float" office:value="-0.920553">
            <text:p>-0,920553</text:p>
          </table:table-cell>
          <table:table-cell/>
        </table:table-row>
        <table:table-row table:style-name="ro1">
          <table:table-cell office:value-type="float" office:value="-0.897768">
            <text:p>-0,897768</text:p>
          </table:table-cell>
          <table:table-cell/>
        </table:table-row>
        <table:table-row table:style-name="ro1">
          <table:table-cell office:value-type="float" office:value="-0.717766">
            <text:p>-0,717766</text:p>
          </table:table-cell>
          <table:table-cell/>
        </table:table-row>
        <table:table-row table:style-name="ro1">
          <table:table-cell office:value-type="float" office:value="-0.539066">
            <text:p>-0,539066</text:p>
          </table:table-cell>
          <table:table-cell/>
        </table:table-row>
        <table:table-row table:style-name="ro1">
          <table:table-cell office:value-type="float" office:value="-0.361981">
            <text:p>-0,361981</text:p>
          </table:table-cell>
          <table:table-cell/>
        </table:table-row>
        <table:table-row table:style-name="ro1">
          <table:table-cell office:value-type="float" office:value="-0.186848">
            <text:p>-0,186848</text:p>
          </table:table-cell>
          <table:table-cell/>
        </table:table-row>
        <table:table-row table:style-name="ro1">
          <table:table-cell office:value-type="float" office:value="-0.0133463">
            <text:p>-0,0133463</text:p>
          </table:table-cell>
          <table:table-cell/>
        </table:table-row>
        <table:table-row table:style-name="ro1">
          <table:table-cell office:value-type="float" office:value="0.157877">
            <text:p>0,157877</text:p>
          </table:table-cell>
          <table:table-cell/>
        </table:table-row>
        <table:table-row table:style-name="ro1">
          <table:table-cell office:value-type="float" office:value="0.327149">
            <text:p>0,327149</text:p>
          </table:table-cell>
          <table:table-cell/>
        </table:table-row>
        <table:table-row table:style-name="ro1">
          <table:table-cell office:value-type="float" office:value="0.494147">
            <text:p>0,494147</text:p>
          </table:table-cell>
          <table:table-cell/>
        </table:table-row>
        <table:table-row table:style-name="ro1">
          <table:table-cell office:value-type="float" office:value="0.658851">
            <text:p>0,658851</text:p>
          </table:table-cell>
          <table:table-cell/>
        </table:table-row>
        <table:table-row table:style-name="ro1">
          <table:table-cell office:value-type="float" office:value="0.821276">
            <text:p>0,821276</text:p>
          </table:table-cell>
          <table:table-cell/>
        </table:table-row>
        <table:table-row table:style-name="ro1">
          <table:table-cell office:value-type="float" office:value="0.981097">
            <text:p>0,981097</text:p>
          </table:table-cell>
          <table:table-cell/>
        </table:table-row>
        <table:table-row table:style-name="ro1">
          <table:table-cell office:value-type="float" office:value="0.861638">
            <text:p>0,861638</text:p>
          </table:table-cell>
          <table:table-cell/>
        </table:table-row>
        <table:table-row table:style-name="ro1">
          <table:table-cell office:value-type="float" office:value="0.70735">
            <text:p>0,70735</text:p>
          </table:table-cell>
          <table:table-cell/>
        </table:table-row>
        <table:table-row table:style-name="ro1">
          <table:table-cell office:value-type="float" office:value="0.555667">
            <text:p>0,555667</text:p>
          </table:table-cell>
          <table:table-cell/>
        </table:table-row>
        <table:table-row table:style-name="ro1">
          <table:table-cell office:value-type="float" office:value="0.406579">
            <text:p>0,406579</text:p>
          </table:table-cell>
          <table:table-cell/>
        </table:table-row>
        <table:table-row table:style-name="ro1">
          <table:table-cell office:value-type="float" office:value="0.260415">
            <text:p>0,260415</text:p>
          </table:table-cell>
          <table:table-cell/>
        </table:table-row>
        <table:table-row table:style-name="ro1">
          <table:table-cell office:value-type="float" office:value="0.117188">
            <text:p>0,117188</text:p>
          </table:table-cell>
          <table:table-cell/>
        </table:table-row>
        <table:table-row table:style-name="ro1">
          <table:table-cell office:value-type="float" office:value="-0.023112">
            <text:p>-0,023112</text:p>
          </table:table-cell>
          <table:table-cell/>
        </table:table-row>
        <table:table-row table:style-name="ro1">
          <table:table-cell office:value-type="float" office:value="-0.160156">
            <text:p>-0,160156</text:p>
          </table:table-cell>
          <table:table-cell/>
        </table:table-row>
        <table:table-row table:style-name="ro1">
          <table:table-cell office:value-type="float" office:value="-0.294271">
            <text:p>-0,294271</text:p>
          </table:table-cell>
          <table:table-cell/>
        </table:table-row>
        <table:table-row table:style-name="ro1">
          <table:table-cell office:value-type="float" office:value="-0.42546">
            <text:p>-0,42546</text:p>
          </table:table-cell>
          <table:table-cell/>
        </table:table-row>
        <table:table-row table:style-name="ro1">
          <table:table-cell office:value-type="float" office:value="-0.553714">
            <text:p>-0,553714</text:p>
          </table:table-cell>
          <table:table-cell/>
        </table:table-row>
        <table:table-row table:style-name="ro1">
          <table:table-cell office:value-type="float" office:value="-0.678706">
            <text:p>-0,678706</text:p>
          </table:table-cell>
          <table:table-cell/>
        </table:table-row>
        <table:table-row table:style-name="ro1">
          <table:table-cell office:value-type="float" office:value="-0.800769">
            <text:p>-0,800769</text:p>
          </table:table-cell>
          <table:table-cell/>
        </table:table-row>
        <table:table-row table:style-name="ro1">
          <table:table-cell office:value-type="float" office:value="-0.919577">
            <text:p>-0,919577</text:p>
          </table:table-cell>
          <table:table-cell/>
        </table:table-row>
        <table:table-row table:style-name="ro1">
          <table:table-cell office:value-type="float" office:value="-0.964496">
            <text:p>-0,964496</text:p>
          </table:table-cell>
          <table:table-cell/>
        </table:table-row>
        <table:table-row table:style-name="ro1">
          <table:table-cell office:value-type="float" office:value="-0.851547">
            <text:p>-0,851547</text:p>
          </table:table-cell>
          <table:table-cell/>
        </table:table-row>
        <table:table-row table:style-name="ro1">
          <table:table-cell office:value-type="float" office:value="-0.741853">
            <text:p>-0,741853</text:p>
          </table:table-cell>
          <table:table-cell/>
        </table:table-row>
        <table:table-row table:style-name="ro1">
          <table:table-cell office:value-type="float" office:value="-0.635089">
            <text:p>-0,635089</text:p>
          </table:table-cell>
          <table:table-cell/>
        </table:table-row>
        <table:table-row table:style-name="ro1">
          <table:table-cell office:value-type="float" office:value="-0.530929">
            <text:p>-0,530929</text:p>
          </table:table-cell>
          <table:table-cell/>
        </table:table-row>
        <table:table-row table:style-name="ro1">
          <table:table-cell office:value-type="float" office:value="-0.430017">
            <text:p>-0,430017</text:p>
          </table:table-cell>
          <table:table-cell/>
        </table:table-row>
        <table:table-row table:style-name="ro1">
          <table:table-cell office:value-type="float" office:value="-0.331707">
            <text:p>-0,331707</text:p>
          </table:table-cell>
          <table:table-cell/>
        </table:table-row>
        <table:table-row table:style-name="ro1">
          <table:table-cell office:value-type="float" office:value="-0.236001">
            <text:p>-0,236001</text:p>
          </table:table-cell>
          <table:table-cell/>
        </table:table-row>
        <table:table-row table:style-name="ro1">
          <table:table-cell office:value-type="float" office:value="-0.143229">
            <text:p>-0,143229</text:p>
          </table:table-cell>
          <table:table-cell/>
        </table:table-row>
        <table:table-row table:style-name="ro1">
          <table:table-cell office:value-type="float" office:value="-0.0527343">
            <text:p>-0,0527343</text:p>
          </table:table-cell>
          <table:table-cell/>
        </table:table-row>
        <table:table-row table:style-name="ro1">
          <table:table-cell office:value-type="float" office:value="0.0348307">
            <text:p>0,0348307</text:p>
          </table:table-cell>
          <table:table-cell/>
        </table:table-row>
        <table:table-row table:style-name="ro1">
          <table:table-cell office:value-type="float" office:value="0.120443">
            <text:p>0,120443</text:p>
          </table:table-cell>
          <table:table-cell/>
        </table:table-row>
        <table:table-row table:style-name="ro1">
          <table:table-cell office:value-type="float" office:value="0.20345">
            <text:p>0,20345</text:p>
          </table:table-cell>
          <table:table-cell/>
        </table:table-row>
        <table:table-row table:style-name="ro1">
          <table:table-cell office:value-type="float" office:value="0.284179">
            <text:p>0,284179</text:p>
          </table:table-cell>
          <table:table-cell/>
        </table:table-row>
        <table:table-row table:style-name="ro1">
          <table:table-cell office:value-type="float" office:value="0.362958">
            <text:p>0,362958</text:p>
          </table:table-cell>
          <table:table-cell/>
        </table:table-row>
        <table:table-row table:style-name="ro1">
          <table:table-cell office:value-type="float" office:value="0.439783">
            <text:p>0,439783</text:p>
          </table:table-cell>
          <table:table-cell/>
        </table:table-row>
        <table:table-row table:style-name="ro1">
          <table:table-cell office:value-type="float" office:value="0.514328">
            <text:p>0,514328</text:p>
          </table:table-cell>
          <table:table-cell/>
        </table:table-row>
        <table:table-row table:style-name="ro1">
          <table:table-cell office:value-type="float" office:value="0.587566">
            <text:p>0,587566</text:p>
          </table:table-cell>
          <table:table-cell/>
        </table:table-row>
        <table:table-row table:style-name="ro1">
          <table:table-cell office:value-type="float" office:value="0.658851">
            <text:p>0,658851</text:p>
          </table:table-cell>
          <table:table-cell/>
        </table:table-row>
        <table:table-row table:style-name="ro1">
          <table:table-cell office:value-type="float" office:value="0.728833">
            <text:p>0,728833</text:p>
          </table:table-cell>
          <table:table-cell/>
        </table:table-row>
        <table:table-row table:style-name="ro1">
          <table:table-cell office:value-type="float" office:value="0.797188">
            <text:p>0,797188</text:p>
          </table:table-cell>
          <table:table-cell/>
        </table:table-row>
        <table:table-row table:style-name="ro1">
          <table:table-cell office:value-type="float" office:value="0.864567">
            <text:p>0,864567</text:p>
          </table:table-cell>
          <table:table-cell/>
        </table:table-row>
        <table:table-row table:style-name="ro1">
          <table:table-cell office:value-type="float" office:value="0.930644">
            <text:p>0,930644</text:p>
          </table:table-cell>
          <table:table-cell/>
        </table:table-row>
        <table:table-row table:style-name="ro1">
          <table:table-cell office:value-type="float" office:value="0.99607">
            <text:p>0,99607</text:p>
          </table:table-cell>
          <table:table-cell/>
        </table:table-row>
        <table:table-row table:style-name="ro1">
          <table:table-cell office:value-type="float" office:value="0.939432">
            <text:p>0,939432</text:p>
          </table:table-cell>
          <table:table-cell/>
        </table:table-row>
        <table:table-row table:style-name="ro1">
          <table:table-cell office:value-type="float" office:value="0.87596">
            <text:p>0,87596</text:p>
          </table:table-cell>
          <table:table-cell/>
        </table:table-row>
        <table:table-row table:style-name="ro1">
          <table:table-cell office:value-type="float" office:value="0.812813">
            <text:p>0,812813</text:p>
          </table:table-cell>
          <table:table-cell/>
        </table:table-row>
        <table:table-row table:style-name="ro1">
          <table:table-cell office:value-type="float" office:value="0.749991">
            <text:p>0,749991</text:p>
          </table:table-cell>
          <table:table-cell/>
        </table:table-row>
        <table:table-row table:style-name="ro1">
          <table:table-cell office:value-type="float" office:value="0.687169">
            <text:p>0,687169</text:p>
          </table:table-cell>
          <table:table-cell/>
        </table:table-row>
        <table:table-row table:style-name="ro1">
          <table:table-cell office:value-type="float" office:value="0.624673">
            <text:p>0,624673</text:p>
          </table:table-cell>
          <table:table-cell/>
        </table:table-row>
        <table:table-row table:style-name="ro1">
          <table:table-cell office:value-type="float" office:value="0.562177">
            <text:p>0,562177</text:p>
          </table:table-cell>
          <table:table-cell/>
        </table:table-row>
        <table:table-row table:style-name="ro1">
          <table:table-cell office:value-type="float" office:value="0.499355">
            <text:p>0,499355</text:p>
          </table:table-cell>
          <table:table-cell/>
        </table:table-row>
        <table:table-row table:style-name="ro1">
          <table:table-cell office:value-type="float" office:value="0.436202">
            <text:p>0,436202</text:p>
          </table:table-cell>
          <table:table-cell/>
        </table:table-row>
        <table:table-row table:style-name="ro1">
          <table:table-cell office:value-type="float" office:value="0.372398">
            <text:p>0,372398</text:p>
          </table:table-cell>
          <table:table-cell/>
        </table:table-row>
        <table:table-row table:style-name="ro1">
          <table:table-cell office:value-type="float" office:value="0.307943">
            <text:p>0,307943</text:p>
          </table:table-cell>
          <table:table-cell/>
        </table:table-row>
        <table:table-row table:style-name="ro1">
          <table:table-cell office:value-type="float" office:value="0.242837">
            <text:p>0,242837</text:p>
          </table:table-cell>
          <table:table-cell/>
        </table:table-row>
        <table:table-row table:style-name="ro1">
          <table:table-cell office:value-type="float" office:value="0.176757">
            <text:p>0,176757</text:p>
          </table:table-cell>
          <table:table-cell/>
        </table:table-row>
        <table:table-row table:style-name="ro1">
          <table:table-cell office:value-type="float" office:value="0.109375">
            <text:p>0,109375</text:p>
          </table:table-cell>
          <table:table-cell/>
        </table:table-row>
        <table:table-row table:style-name="ro1">
          <table:table-cell office:value-type="float" office:value="0.0406901">
            <text:p>0,0406901</text:p>
          </table:table-cell>
          <table:table-cell/>
        </table:table-row>
        <table:table-row table:style-name="ro1">
          <table:table-cell office:value-type="float" office:value="-0.0289714">
            <text:p>-0,0289714</text:p>
          </table:table-cell>
          <table:table-cell/>
        </table:table-row>
        <table:table-row table:style-name="ro1">
          <table:table-cell office:value-type="float" office:value="-0.100586">
            <text:p>-0,100586</text:p>
          </table:table-cell>
          <table:table-cell/>
        </table:table-row>
        <table:table-row table:style-name="ro1">
          <table:table-cell office:value-type="float" office:value="-0.173502">
            <text:p>-0,173502</text:p>
          </table:table-cell>
          <table:table-cell/>
        </table:table-row>
        <table:table-row table:style-name="ro1">
          <table:table-cell office:value-type="float" office:value="-0.248371">
            <text:p>-0,248371</text:p>
          </table:table-cell>
          <table:table-cell/>
        </table:table-row>
        <table:table-row table:style-name="ro1">
          <table:table-cell office:value-type="float" office:value="-0.325196">
            <text:p>-0,325196</text:p>
          </table:table-cell>
          <table:table-cell/>
        </table:table-row>
        <table:table-row table:style-name="ro1">
          <table:table-cell office:value-type="float" office:value="-0.403649">
            <text:p>-0,403649</text:p>
          </table:table-cell>
          <table:table-cell/>
        </table:table-row>
        <table:table-row table:style-name="ro1">
          <table:table-cell office:value-type="float" office:value="-0.484706">
            <text:p>-0,484706</text:p>
          </table:table-cell>
          <table:table-cell/>
        </table:table-row>
        <table:table-row table:style-name="ro1">
          <table:table-cell office:value-type="float" office:value="-0.56771">
            <text:p>-0,56771</text:p>
          </table:table-cell>
          <table:table-cell/>
        </table:table-row>
        <table:table-row table:style-name="ro1">
          <table:table-cell office:value-type="float" office:value="-0.652992">
            <text:p>-0,652992</text:p>
          </table:table-cell>
          <table:table-cell/>
        </table:table-row>
        <table:table-row table:style-name="ro1">
          <table:table-cell office:value-type="float" office:value="-0.740877">
            <text:p>-0,740877</text:p>
          </table:table-cell>
          <table:table-cell/>
        </table:table-row>
        <table:table-row table:style-name="ro1">
          <table:table-cell office:value-type="float" office:value="-0.831041">
            <text:p>-0,831041</text:p>
          </table:table-cell>
          <table:table-cell/>
        </table:table-row>
        <table:table-row table:style-name="ro1">
          <table:table-cell office:value-type="float" office:value="-0.924134">
            <text:p>-0,924134</text:p>
          </table:table-cell>
          <table:table-cell/>
        </table:table-row>
        <table:table-row table:style-name="ro1">
          <table:table-cell office:value-type="float" office:value="-0.980446">
            <text:p>-0,980446</text:p>
          </table:table-cell>
          <table:table-cell/>
        </table:table-row>
        <table:table-row table:style-name="ro1">
          <table:table-cell office:value-type="float" office:value="-0.882144">
            <text:p>-0,882144</text:p>
          </table:table-cell>
          <table:table-cell/>
        </table:table-row>
        <table:table-row table:style-name="ro1">
          <table:table-cell office:value-type="float" office:value="-0.780913">
            <text:p>-0,780913</text:p>
          </table:table-cell>
          <table:table-cell/>
        </table:table-row>
        <table:table-row table:style-name="ro1">
          <table:table-cell office:value-type="float" office:value="-0.677079">
            <text:p>-0,677079</text:p>
          </table:table-cell>
          <table:table-cell/>
        </table:table-row>
        <table:table-row table:style-name="ro1">
          <table:table-cell office:value-type="float" office:value="-0.569989">
            <text:p>-0,569989</text:p>
          </table:table-cell>
          <table:table-cell/>
        </table:table-row>
        <table:table-row table:style-name="ro1">
          <table:table-cell office:value-type="float" office:value="-0.460291">
            <text:p>-0,460291</text:p>
          </table:table-cell>
          <table:table-cell/>
        </table:table-row>
        <table:table-row table:style-name="ro1">
          <table:table-cell office:value-type="float" office:value="-0.347332">
            <text:p>-0,347332</text:p>
          </table:table-cell>
          <table:table-cell/>
        </table:table-row>
        <table:table-row table:style-name="ro1">
          <table:table-cell office:value-type="float" office:value="-0.231444">
            <text:p>-0,231444</text:p>
          </table:table-cell>
          <table:table-cell/>
        </table:table-row>
        <table:table-row table:style-name="ro1">
          <table:table-cell office:value-type="float" office:value="-0.11263">
            <text:p>-0,11263</text:p>
          </table:table-cell>
          <table:table-cell/>
        </table:table-row>
        <table:table-row table:style-name="ro1">
          <table:table-cell office:value-type="string">
            <text:p>Modulated sawtooth wave, Wavelength = 32 +- 50%</text:p>
          </table:table-cell>
          <table:table-cell/>
        </table:table-row>
        <table:table-row table:style-name="ro1">
          <table:table-cell office:value-type="float" office:value="-0.995359">
            <text:p>-0,995359</text:p>
          </table:table-cell>
          <table:table-cell/>
        </table:table-row>
        <table:table-row table:style-name="ro1">
          <table:table-cell office:value-type="float" office:value="-0.932841">
            <text:p>-0,932841</text:p>
          </table:table-cell>
          <table:table-cell/>
        </table:table-row>
        <table:table-row table:style-name="ro1">
          <table:table-cell office:value-type="float" office:value="-0.868789">
            <text:p>-0,868789</text:p>
          </table:table-cell>
          <table:table-cell/>
        </table:table-row>
        <table:table-row table:style-name="ro1">
          <table:table-cell office:value-type="float" office:value="-0.803207">
            <text:p>-0,803207</text:p>
          </table:table-cell>
          <table:table-cell/>
        </table:table-row>
        <table:table-row table:style-name="ro1">
          <table:table-cell office:value-type="float" office:value="-0.736102">
            <text:p>-0,736102</text:p>
          </table:table-cell>
          <table:table-cell/>
        </table:table-row>
        <table:table-row table:style-name="ro1">
          <table:table-cell office:value-type="float" office:value="-0.667486">
            <text:p>-0,667486</text:p>
          </table:table-cell>
          <table:table-cell/>
        </table:table-row>
        <table:table-row table:style-name="ro1">
          <table:table-cell office:value-type="float" office:value="-0.597372">
            <text:p>-0,597372</text:p>
          </table:table-cell>
          <table:table-cell>
            <draw:frame table:end-cell-address="FrequencyMod.J293" table:end-x="1.157cm" table:end-y="0.29cm" draw:z-index="2" draw:style-name="gr1" svg:width="17.267cm" svg:height="12.04cm" svg:x="1.955cm" svg:y="0.396cm">
              <draw:object draw:notify-on-update-of-ranges="FrequencyMod.A259:FrequencyMod.A259 FrequencyMod.A260:FrequencyMod.A38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-0.52578">
            <text:p>-0,52578</text:p>
          </table:table-cell>
          <table:table-cell/>
        </table:table-row>
        <table:table-row table:style-name="ro1">
          <table:table-cell office:value-type="float" office:value="-0.452731">
            <text:p>-0,452731</text:p>
          </table:table-cell>
          <table:table-cell/>
        </table:table-row>
        <table:table-row table:style-name="ro1">
          <table:table-cell office:value-type="float" office:value="-0.37825">
            <text:p>-0,37825</text:p>
          </table:table-cell>
          <table:table-cell/>
        </table:table-row>
        <table:table-row table:style-name="ro1">
          <table:table-cell office:value-type="float" office:value="-0.302367">
            <text:p>-0,302367</text:p>
          </table:table-cell>
          <table:table-cell/>
        </table:table-row>
        <table:table-row table:style-name="ro1">
          <table:table-cell office:value-type="float" office:value="-0.225114">
            <text:p>-0,225114</text:p>
          </table:table-cell>
          <table:table-cell/>
        </table:table-row>
        <table:table-row table:style-name="ro1">
          <table:table-cell office:value-type="float" office:value="-0.146525">
            <text:p>-0,146525</text:p>
          </table:table-cell>
          <table:table-cell/>
        </table:table-row>
        <table:table-row table:style-name="ro1">
          <table:table-cell office:value-type="float" office:value="-0.0666407">
            <text:p>-0,0666407</text:p>
          </table:table-cell>
          <table:table-cell/>
        </table:table-row>
        <table:table-row table:style-name="ro1">
          <table:table-cell office:value-type="float" office:value="0.0144985">
            <text:p>0,0144985</text:p>
          </table:table-cell>
          <table:table-cell/>
        </table:table-row>
        <table:table-row table:style-name="ro1">
          <table:table-cell office:value-type="float" office:value="0.0968472">
            <text:p>0,0968472</text:p>
          </table:table-cell>
          <table:table-cell/>
        </table:table-row>
        <table:table-row table:style-name="ro1">
          <table:table-cell office:value-type="float" office:value="0.180358">
            <text:p>0,180358</text:p>
          </table:table-cell>
          <table:table-cell/>
        </table:table-row>
        <table:table-row table:style-name="ro1">
          <table:table-cell office:value-type="float" office:value="0.264979">
            <text:p>0,264979</text:p>
          </table:table-cell>
          <table:table-cell/>
        </table:table-row>
        <table:table-row table:style-name="ro1">
          <table:table-cell office:value-type="float" office:value="0.350659">
            <text:p>0,350659</text:p>
          </table:table-cell>
          <table:table-cell/>
        </table:table-row>
        <table:table-row table:style-name="ro1">
          <table:table-cell office:value-type="float" office:value="0.43734">
            <text:p>0,43734</text:p>
          </table:table-cell>
          <table:table-cell/>
        </table:table-row>
        <table:table-row table:style-name="ro1">
          <table:table-cell office:value-type="float" office:value="0.524966">
            <text:p>0,524966</text:p>
          </table:table-cell>
          <table:table-cell/>
        </table:table-row>
        <table:table-row table:style-name="ro1">
          <table:table-cell office:value-type="float" office:value="0.613475">
            <text:p>0,613475</text:p>
          </table:table-cell>
          <table:table-cell/>
        </table:table-row>
        <table:table-row table:style-name="ro1">
          <table:table-cell office:value-type="float" office:value="0.702805">
            <text:p>0,702805</text:p>
          </table:table-cell>
          <table:table-cell/>
        </table:table-row>
        <table:table-row table:style-name="ro1">
          <table:table-cell office:value-type="float" office:value="0.792891">
            <text:p>0,792891</text:p>
          </table:table-cell>
          <table:table-cell/>
        </table:table-row>
        <table:table-row table:style-name="ro1">
          <table:table-cell office:value-type="float" office:value="0.883667">
            <text:p>0,883667</text:p>
          </table:table-cell>
          <table:table-cell/>
        </table:table-row>
        <table:table-row table:style-name="ro1">
          <table:table-cell office:value-type="float" office:value="0.975065">
            <text:p>0,975065</text:p>
          </table:table-cell>
          <table:table-cell/>
        </table:table-row>
        <table:table-row table:style-name="ro1">
          <table:table-cell office:value-type="float" office:value="-0.932985">
            <text:p>-0,932985</text:p>
          </table:table-cell>
          <table:table-cell/>
        </table:table-row>
        <table:table-row table:style-name="ro1">
          <table:table-cell office:value-type="float" office:value="-0.840554">
            <text:p>-0,840554</text:p>
          </table:table-cell>
          <table:table-cell/>
        </table:table-row>
        <table:table-row table:style-name="ro1">
          <table:table-cell office:value-type="float" office:value="-0.747713">
            <text:p>-0,747713</text:p>
          </table:table-cell>
          <table:table-cell/>
        </table:table-row>
        <table:table-row table:style-name="ro1">
          <table:table-cell office:value-type="float" office:value="-0.654537">
            <text:p>-0,654537</text:p>
          </table:table-cell>
          <table:table-cell/>
        </table:table-row>
        <table:table-row table:style-name="ro1">
          <table:table-cell office:value-type="float" office:value="-0.561098">
            <text:p>-0,561098</text:p>
          </table:table-cell>
          <table:table-cell/>
        </table:table-row>
        <table:table-row table:style-name="ro1">
          <table:table-cell office:value-type="float" office:value="-0.467471">
            <text:p>-0,467471</text:p>
          </table:table-cell>
          <table:table-cell/>
        </table:table-row>
        <table:table-row table:style-name="ro1">
          <table:table-cell office:value-type="float" office:value="-0.373732">
            <text:p>-0,373732</text:p>
          </table:table-cell>
          <table:table-cell/>
        </table:table-row>
        <table:table-row table:style-name="ro1">
          <table:table-cell office:value-type="float" office:value="-0.279955">
            <text:p>-0,279955</text:p>
          </table:table-cell>
          <table:table-cell/>
        </table:table-row>
        <table:table-row table:style-name="ro1">
          <table:table-cell office:value-type="float" office:value="-0.186215">
            <text:p>-0,186215</text:p>
          </table:table-cell>
          <table:table-cell/>
        </table:table-row>
        <table:table-row table:style-name="ro1">
          <table:table-cell office:value-type="float" office:value="-0.0925885">
            <text:p>-0,0925885</text:p>
          </table:table-cell>
          <table:table-cell/>
        </table:table-row>
        <table:table-row table:style-name="ro1">
          <table:table-cell office:value-type="float" office:value="0.00085032">
            <text:p>0,00085032</text:p>
          </table:table-cell>
          <table:table-cell/>
        </table:table-row>
        <table:table-row table:style-name="ro1">
          <table:table-cell office:value-type="float" office:value="0.0940269">
            <text:p>0,0940269</text:p>
          </table:table-cell>
          <table:table-cell/>
        </table:table-row>
        <table:table-row table:style-name="ro1">
          <table:table-cell office:value-type="float" office:value="0.186867">
            <text:p>0,186867</text:p>
          </table:table-cell>
          <table:table-cell/>
        </table:table-row>
        <table:table-row table:style-name="ro1">
          <table:table-cell office:value-type="float" office:value="0.279299">
            <text:p>0,279299</text:p>
          </table:table-cell>
          <table:table-cell/>
        </table:table-row>
        <table:table-row table:style-name="ro1">
          <table:table-cell office:value-type="float" office:value="0.371248">
            <text:p>0,371248</text:p>
          </table:table-cell>
          <table:table-cell/>
        </table:table-row>
        <table:table-row table:style-name="ro1">
          <table:table-cell office:value-type="float" office:value="0.462646">
            <text:p>0,462646</text:p>
          </table:table-cell>
          <table:table-cell/>
        </table:table-row>
        <table:table-row table:style-name="ro1">
          <table:table-cell office:value-type="float" office:value="0.553422">
            <text:p>0,553422</text:p>
          </table:table-cell>
          <table:table-cell/>
        </table:table-row>
        <table:table-row table:style-name="ro1">
          <table:table-cell office:value-type="float" office:value="0.643508">
            <text:p>0,643508</text:p>
          </table:table-cell>
          <table:table-cell/>
        </table:table-row>
        <table:table-row table:style-name="ro1">
          <table:table-cell office:value-type="float" office:value="0.732838">
            <text:p>0,732838</text:p>
          </table:table-cell>
          <table:table-cell/>
        </table:table-row>
        <table:table-row table:style-name="ro1">
          <table:table-cell office:value-type="float" office:value="0.821347">
            <text:p>0,821347</text:p>
          </table:table-cell>
          <table:table-cell/>
        </table:table-row>
        <table:table-row table:style-name="ro1">
          <table:table-cell office:value-type="float" office:value="0.908973">
            <text:p>0,908973</text:p>
          </table:table-cell>
          <table:table-cell/>
        </table:table-row>
        <table:table-row table:style-name="ro1">
          <table:table-cell office:value-type="float" office:value="0.995655">
            <text:p>0,995655</text:p>
          </table:table-cell>
          <table:table-cell/>
        </table:table-row>
        <table:table-row table:style-name="ro1">
          <table:table-cell office:value-type="float" office:value="-0.918666">
            <text:p>-0,918666</text:p>
          </table:table-cell>
          <table:table-cell/>
        </table:table-row>
        <table:table-row table:style-name="ro1">
          <table:table-cell office:value-type="float" office:value="-0.834044">
            <text:p>-0,834044</text:p>
          </table:table-cell>
          <table:table-cell/>
        </table:table-row>
        <table:table-row table:style-name="ro1">
          <table:table-cell office:value-type="float" office:value="-0.750534">
            <text:p>-0,750534</text:p>
          </table:table-cell>
          <table:table-cell/>
        </table:table-row>
        <table:table-row table:style-name="ro1">
          <table:table-cell office:value-type="float" office:value="-0.668185">
            <text:p>-0,668185</text:p>
          </table:table-cell>
          <table:table-cell/>
        </table:table-row>
        <table:table-row table:style-name="ro1">
          <table:table-cell office:value-type="float" office:value="-0.587046">
            <text:p>-0,587046</text:p>
          </table:table-cell>
          <table:table-cell/>
        </table:table-row>
        <table:table-row table:style-name="ro1">
          <table:table-cell office:value-type="float" office:value="-0.507161">
            <text:p>-0,507161</text:p>
          </table:table-cell>
          <table:table-cell/>
        </table:table-row>
        <table:table-row table:style-name="ro1">
          <table:table-cell office:value-type="float" office:value="-0.428573">
            <text:p>-0,428573</text:p>
          </table:table-cell>
          <table:table-cell/>
        </table:table-row>
        <table:table-row table:style-name="ro1">
          <table:table-cell office:value-type="float" office:value="-0.351319">
            <text:p>-0,351319</text:p>
          </table:table-cell>
          <table:table-cell/>
        </table:table-row>
        <table:table-row table:style-name="ro1">
          <table:table-cell office:value-type="float" office:value="-0.275436">
            <text:p>-0,275436</text:p>
          </table:table-cell>
          <table:table-cell/>
        </table:table-row>
        <table:table-row table:style-name="ro1">
          <table:table-cell office:value-type="float" office:value="-0.200955">
            <text:p>-0,200955</text:p>
          </table:table-cell>
          <table:table-cell/>
        </table:table-row>
        <table:table-row table:style-name="ro1">
          <table:table-cell office:value-type="float" office:value="-0.127906">
            <text:p>-0,127906</text:p>
          </table:table-cell>
          <table:table-cell/>
        </table:table-row>
        <table:table-row table:style-name="ro1">
          <table:table-cell office:value-type="float" office:value="-0.0563143">
            <text:p>-0,0563143</text:p>
          </table:table-cell>
          <table:table-cell/>
        </table:table-row>
        <table:table-row table:style-name="ro1">
          <table:table-cell office:value-type="float" office:value="0.0137992">
            <text:p>0,0137992</text:p>
          </table:table-cell>
          <table:table-cell/>
        </table:table-row>
        <table:table-row table:style-name="ro1">
          <table:table-cell office:value-type="float" office:value="0.0824157">
            <text:p>0,0824157</text:p>
          </table:table-cell>
          <table:table-cell/>
        </table:table-row>
        <table:table-row table:style-name="ro1">
          <table:table-cell office:value-type="float" office:value="0.149521">
            <text:p>0,149521</text:p>
          </table:table-cell>
          <table:table-cell/>
        </table:table-row>
        <table:table-row table:style-name="ro1">
          <table:table-cell office:value-type="float" office:value="0.215103">
            <text:p>0,215103</text:p>
          </table:table-cell>
          <table:table-cell/>
        </table:table-row>
        <table:table-row table:style-name="ro1">
          <table:table-cell office:value-type="float" office:value="0.279155">
            <text:p>0,279155</text:p>
          </table:table-cell>
          <table:table-cell/>
        </table:table-row>
        <table:table-row table:style-name="ro1">
          <table:table-cell office:value-type="float" office:value="0.341673">
            <text:p>0,341673</text:p>
          </table:table-cell>
          <table:table-cell/>
        </table:table-row>
        <table:table-row table:style-name="ro1">
          <table:table-cell office:value-type="float" office:value="0.402657">
            <text:p>0,402657</text:p>
          </table:table-cell>
          <table:table-cell/>
        </table:table-row>
        <table:table-row table:style-name="ro1">
          <table:table-cell office:value-type="float" office:value="0.462111">
            <text:p>0,462111</text:p>
          </table:table-cell>
          <table:table-cell/>
        </table:table-row>
        <table:table-row table:style-name="ro1">
          <table:table-cell office:value-type="float" office:value="0.520043">
            <text:p>0,520043</text:p>
          </table:table-cell>
          <table:table-cell/>
        </table:table-row>
        <table:table-row table:style-name="ro1">
          <table:table-cell office:value-type="float" office:value="0.576462">
            <text:p>0,576462</text:p>
          </table:table-cell>
          <table:table-cell/>
        </table:table-row>
        <table:table-row table:style-name="ro1">
          <table:table-cell office:value-type="float" office:value="0.631385">
            <text:p>0,631385</text:p>
          </table:table-cell>
          <table:table-cell/>
        </table:table-row>
        <table:table-row table:style-name="ro1">
          <table:table-cell office:value-type="float" office:value="0.684829">
            <text:p>0,684829</text:p>
          </table:table-cell>
          <table:table-cell/>
        </table:table-row>
        <table:table-row table:style-name="ro1">
          <table:table-cell office:value-type="float" office:value="0.736817">
            <text:p>0,736817</text:p>
          </table:table-cell>
          <table:table-cell/>
        </table:table-row>
        <table:table-row table:style-name="ro1">
          <table:table-cell office:value-type="float" office:value="0.787372">
            <text:p>0,787372</text:p>
          </table:table-cell>
          <table:table-cell/>
        </table:table-row>
        <table:table-row table:style-name="ro1">
          <table:table-cell office:value-type="float" office:value="0.836526">
            <text:p>0,836526</text:p>
          </table:table-cell>
          <table:table-cell/>
        </table:table-row>
        <table:table-row table:style-name="ro1">
          <table:table-cell office:value-type="float" office:value="0.884308">
            <text:p>0,884308</text:p>
          </table:table-cell>
          <table:table-cell/>
        </table:table-row>
        <table:table-row table:style-name="ro1">
          <table:table-cell office:value-type="float" office:value="0.930756">
            <text:p>0,930756</text:p>
          </table:table-cell>
          <table:table-cell/>
        </table:table-row>
        <table:table-row table:style-name="ro1">
          <table:table-cell office:value-type="float" office:value="0.975908">
            <text:p>0,975908</text:p>
          </table:table-cell>
          <table:table-cell/>
        </table:table-row>
        <table:table-row table:style-name="ro1">
          <table:table-cell office:value-type="float" office:value="-0.980195">
            <text:p>-0,980195</text:p>
          </table:table-cell>
          <table:table-cell/>
        </table:table-row>
        <table:table-row table:style-name="ro1">
          <table:table-cell office:value-type="float" office:value="-0.937508">
            <text:p>-0,937508</text:p>
          </table:table-cell>
          <table:table-cell/>
        </table:table-row>
        <table:table-row table:style-name="ro1">
          <table:table-cell office:value-type="float" office:value="-0.895982">
            <text:p>-0,895982</text:p>
          </table:table-cell>
          <table:table-cell/>
        </table:table-row>
        <table:table-row table:style-name="ro1">
          <table:table-cell office:value-type="float" office:value="-0.855567">
            <text:p>-0,855567</text:p>
          </table:table-cell>
          <table:table-cell/>
        </table:table-row>
        <table:table-row table:style-name="ro1">
          <table:table-cell office:value-type="float" office:value="-0.816211">
            <text:p>-0,816211</text:p>
          </table:table-cell>
          <table:table-cell/>
        </table:table-row>
        <table:table-row table:style-name="ro1">
          <table:table-cell office:value-type="float" office:value="-0.777856">
            <text:p>-0,777856</text:p>
          </table:table-cell>
          <table:table-cell/>
        </table:table-row>
        <table:table-row table:style-name="ro1">
          <table:table-cell office:value-type="float" office:value="-0.740445">
            <text:p>-0,740445</text:p>
          </table:table-cell>
          <table:table-cell/>
        </table:table-row>
        <table:table-row table:style-name="ro1">
          <table:table-cell office:value-type="float" office:value="-0.703918">
            <text:p>-0,703918</text:p>
          </table:table-cell>
          <table:table-cell/>
        </table:table-row>
        <table:table-row table:style-name="ro1">
          <table:table-cell office:value-type="float" office:value="-0.668212">
            <text:p>-0,668212</text:p>
          </table:table-cell>
          <table:table-cell/>
        </table:table-row>
        <table:table-row table:style-name="ro1">
          <table:table-cell office:value-type="float" office:value="-0.633262">
            <text:p>-0,633262</text:p>
          </table:table-cell>
          <table:table-cell/>
        </table:table-row>
        <table:table-row table:style-name="ro1">
          <table:table-cell office:value-type="float" office:value="-0.599002">
            <text:p>-0,599002</text:p>
          </table:table-cell>
          <table:table-cell/>
        </table:table-row>
        <table:table-row table:style-name="ro1">
          <table:table-cell office:value-type="float" office:value="-0.565363">
            <text:p>-0,565363</text:p>
          </table:table-cell>
          <table:table-cell/>
        </table:table-row>
        <table:table-row table:style-name="ro1">
          <table:table-cell office:value-type="float" office:value="-0.532277">
            <text:p>-0,532277</text:p>
          </table:table-cell>
          <table:table-cell/>
        </table:table-row>
        <table:table-row table:style-name="ro1">
          <table:table-cell office:value-type="float" office:value="-0.499672">
            <text:p>-0,499672</text:p>
          </table:table-cell>
          <table:table-cell/>
        </table:table-row>
        <table:table-row table:style-name="ro1">
          <table:table-cell office:value-type="float" office:value="-0.467476">
            <text:p>-0,467476</text:p>
          </table:table-cell>
          <table:table-cell/>
        </table:table-row>
        <table:table-row table:style-name="ro1">
          <table:table-cell office:value-type="float" office:value="-0.435616">
            <text:p>-0,435616</text:p>
          </table:table-cell>
          <table:table-cell/>
        </table:table-row>
        <table:table-row table:style-name="ro1">
          <table:table-cell office:value-type="float" office:value="-0.404019">
            <text:p>-0,404019</text:p>
          </table:table-cell>
          <table:table-cell/>
        </table:table-row>
        <table:table-row table:style-name="ro1">
          <table:table-cell office:value-type="float" office:value="-0.372609">
            <text:p>-0,372609</text:p>
          </table:table-cell>
          <table:table-cell/>
        </table:table-row>
        <table:table-row table:style-name="ro1">
          <table:table-cell office:value-type="float" office:value="-0.341312">
            <text:p>-0,341312</text:p>
          </table:table-cell>
          <table:table-cell/>
        </table:table-row>
        <table:table-row table:style-name="ro1">
          <table:table-cell office:value-type="float" office:value="-0.310053">
            <text:p>-0,310053</text:p>
          </table:table-cell>
          <table:table-cell/>
        </table:table-row>
        <table:table-row table:style-name="ro1">
          <table:table-cell office:value-type="float" office:value="-0.278757">
            <text:p>-0,278757</text:p>
          </table:table-cell>
          <table:table-cell/>
        </table:table-row>
        <table:table-row table:style-name="ro1">
          <table:table-cell office:value-type="float" office:value="-0.247347">
            <text:p>-0,247347</text:p>
          </table:table-cell>
          <table:table-cell/>
        </table:table-row>
        <table:table-row table:style-name="ro1">
          <table:table-cell office:value-type="float" office:value="-0.21575">
            <text:p>-0,21575</text:p>
          </table:table-cell>
          <table:table-cell/>
        </table:table-row>
        <table:table-row table:style-name="ro1">
          <table:table-cell office:value-type="float" office:value="-0.18389">
            <text:p>-0,18389</text:p>
          </table:table-cell>
          <table:table-cell/>
        </table:table-row>
        <table:table-row table:style-name="ro1">
          <table:table-cell office:value-type="float" office:value="-0.151694">
            <text:p>-0,151694</text:p>
          </table:table-cell>
          <table:table-cell/>
        </table:table-row>
        <table:table-row table:style-name="ro1">
          <table:table-cell office:value-type="float" office:value="-0.119089">
            <text:p>-0,119089</text:p>
          </table:table-cell>
          <table:table-cell/>
        </table:table-row>
        <table:table-row table:style-name="ro1">
          <table:table-cell office:value-type="float" office:value="-0.0860026">
            <text:p>-0,0860026</text:p>
          </table:table-cell>
          <table:table-cell/>
        </table:table-row>
        <table:table-row table:style-name="ro1">
          <table:table-cell office:value-type="float" office:value="-0.0523641">
            <text:p>-0,0523641</text:p>
          </table:table-cell>
          <table:table-cell/>
        </table:table-row>
        <table:table-row table:style-name="ro1">
          <table:table-cell office:value-type="float" office:value="-0.0181038">
            <text:p>-0,0181038</text:p>
          </table:table-cell>
          <table:table-cell/>
        </table:table-row>
        <table:table-row table:style-name="ro1">
          <table:table-cell office:value-type="float" office:value="0.0168463">
            <text:p>0,0168463</text:p>
          </table:table-cell>
          <table:table-cell/>
        </table:table-row>
        <table:table-row table:style-name="ro1">
          <table:table-cell office:value-type="float" office:value="0.0525526">
            <text:p>0,0525526</text:p>
          </table:table-cell>
          <table:table-cell/>
        </table:table-row>
        <table:table-row table:style-name="ro1">
          <table:table-cell office:value-type="float" office:value="0.0890797">
            <text:p>0,0890797</text:p>
          </table:table-cell>
          <table:table-cell/>
        </table:table-row>
        <table:table-row table:style-name="ro1">
          <table:table-cell office:value-type="float" office:value="0.12649">
            <text:p>0,12649</text:p>
          </table:table-cell>
          <table:table-cell/>
        </table:table-row>
        <table:table-row table:style-name="ro1">
          <table:table-cell office:value-type="float" office:value="0.164845">
            <text:p>0,164845</text:p>
          </table:table-cell>
          <table:table-cell/>
        </table:table-row>
        <table:table-row table:style-name="ro1">
          <table:table-cell office:value-type="float" office:value="0.204202">
            <text:p>0,204202</text:p>
          </table:table-cell>
          <table:table-cell/>
        </table:table-row>
        <table:table-row table:style-name="ro1">
          <table:table-cell office:value-type="float" office:value="0.244616">
            <text:p>0,244616</text:p>
          </table:table-cell>
          <table:table-cell/>
        </table:table-row>
        <table:table-row table:style-name="ro1">
          <table:table-cell office:value-type="float" office:value="0.286142">
            <text:p>0,286142</text:p>
          </table:table-cell>
          <table:table-cell/>
        </table:table-row>
        <table:table-row table:style-name="ro1">
          <table:table-cell office:value-type="float" office:value="0.32883">
            <text:p>0,32883</text:p>
          </table:table-cell>
          <table:table-cell/>
        </table:table-row>
        <table:table-row table:style-name="ro1">
          <table:table-cell office:value-type="float" office:value="0.372727">
            <text:p>0,372727</text:p>
          </table:table-cell>
          <table:table-cell/>
        </table:table-row>
        <table:table-row table:style-name="ro1">
          <table:table-cell office:value-type="float" office:value="0.417878">
            <text:p>0,417878</text:p>
          </table:table-cell>
          <table:table-cell/>
        </table:table-row>
        <table:table-row table:style-name="ro1">
          <table:table-cell office:value-type="float" office:value="0.464326">
            <text:p>0,464326</text:p>
          </table:table-cell>
          <table:table-cell/>
        </table:table-row>
        <table:table-row table:style-name="ro1">
          <table:table-cell office:value-type="float" office:value="0.512109">
            <text:p>0,512109</text:p>
          </table:table-cell>
          <table:table-cell/>
        </table:table-row>
        <table:table-row table:style-name="ro1">
          <table:table-cell office:value-type="float" office:value="0.561262">
            <text:p>0,561262</text:p>
          </table:table-cell>
          <table:table-cell/>
        </table:table-row>
        <table:table-row table:style-name="ro1">
          <table:table-cell office:value-type="float" office:value="0.611818">
            <text:p>0,611818</text:p>
          </table:table-cell>
          <table:table-cell/>
        </table:table-row>
        <table:table-row table:style-name="ro1">
          <table:table-cell office:value-type="float" office:value="0.663805">
            <text:p>0,663805</text:p>
          </table:table-cell>
          <table:table-cell/>
        </table:table-row>
        <table:table-row table:style-name="ro1">
          <table:table-cell office:value-type="float" office:value="0.717249">
            <text:p>0,717249</text:p>
          </table:table-cell>
          <table:table-cell/>
        </table:table-row>
        <table:table-row table:style-name="ro1">
          <table:table-cell office:value-type="float" office:value="0.772172">
            <text:p>0,772172</text:p>
          </table:table-cell>
          <table:table-cell/>
        </table:table-row>
        <table:table-row table:style-name="ro1">
          <table:table-cell office:value-type="float" office:value="0.828592">
            <text:p>0,828592</text:p>
          </table:table-cell>
          <table:table-cell/>
        </table:table-row>
        <table:table-row table:style-name="ro1">
          <table:table-cell office:value-type="float" office:value="0.886523">
            <text:p>0,886523</text:p>
          </table:table-cell>
          <table:table-cell/>
        </table:table-row>
        <table:table-row table:style-name="ro1">
          <table:table-cell office:value-type="float" office:value="0.945977">
            <text:p>0,945977</text:p>
          </table:table-cell>
          <table:table-cell/>
        </table:table-row>
        <table:table-row table:style-name="ro1">
          <table:table-cell office:value-type="string">
            <text:p>Modulated pulse wave, Wavelength = 32 +- 50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FrequencyMod.J419" table:end-x="1.845cm" table:end-y="0.262cm" draw:z-index="3" draw:style-name="gr1" svg:width="17.927cm" svg:height="12.384cm" svg:x="1.983cm" svg:y="0.025cm">
              <draw:object draw:notify-on-update-of-ranges="FrequencyMod.A388:FrequencyMod.A388 FrequencyMod.A389:FrequencyMod.A5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Modulated abs-sine wave, Wavelength = 32 +- 50%</text:p>
          </table:table-cell>
          <table:table-cell/>
        </table:table-row>
        <table:table-row table:style-name="ro1">
          <table:table-cell office:value-type="float" office:value="-0.970855">
            <text:p>-0,970855</text:p>
          </table:table-cell>
          <table:table-cell/>
        </table:table-row>
        <table:table-row table:style-name="ro1">
          <table:table-cell office:value-type="float" office:value="-0.774981">
            <text:p>-0,774981</text:p>
          </table:table-cell>
          <table:table-cell/>
        </table:table-row>
        <table:table-row table:style-name="ro1">
          <table:table-cell office:value-type="float" office:value="-0.576279">
            <text:p>-0,576279</text:p>
          </table:table-cell>
          <table:table-cell/>
        </table:table-row>
        <table:table-row table:style-name="ro1">
          <table:table-cell office:value-type="float" office:value="-0.377491">
            <text:p>-0,377491</text:p>
          </table:table-cell>
          <table:table-cell/>
        </table:table-row>
        <table:table-row table:style-name="ro1">
          <table:table-cell office:value-type="float" office:value="-0.181101">
            <text:p>-0,181101</text:p>
          </table:table-cell>
          <table:table-cell/>
        </table:table-row>
        <table:table-row table:style-name="ro1">
          <table:table-cell office:value-type="float" office:value="0.0101794">
            <text:p>0,0101794</text:p>
          </table:table-cell>
          <table:table-cell>
            <draw:frame table:end-cell-address="FrequencyMod.J550" table:end-x="0.441cm" table:end-y="0.024cm" draw:z-index="4" draw:style-name="gr1" svg:width="16.523cm" svg:height="11.882cm" svg:x="1.983cm" svg:y="0.288cm">
              <draw:object draw:notify-on-update-of-ranges="FrequencyMod.A517:FrequencyMod.A517 FrequencyMod.A518:FrequencyMod.A64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0.193859">
            <text:p>0,193859</text:p>
          </table:table-cell>
          <table:table-cell/>
        </table:table-row>
        <table:table-row table:style-name="ro1">
          <table:table-cell office:value-type="float" office:value="0.366424">
            <text:p>0,366424</text:p>
          </table:table-cell>
          <table:table-cell/>
        </table:table-row>
        <table:table-row table:style-name="ro1">
          <table:table-cell office:value-type="float" office:value="0.5247">
            <text:p>0,5247</text:p>
          </table:table-cell>
          <table:table-cell/>
        </table:table-row>
        <table:table-row table:style-name="ro1">
          <table:table-cell office:value-type="float" office:value="0.665461">
            <text:p>0,665461</text:p>
          </table:table-cell>
          <table:table-cell/>
        </table:table-row>
        <table:table-row table:style-name="ro1">
          <table:table-cell office:value-type="float" office:value="0.785287">
            <text:p>0,785287</text:p>
          </table:table-cell>
          <table:table-cell/>
        </table:table-row>
        <table:table-row table:style-name="ro1">
          <table:table-cell office:value-type="float" office:value="0.881191">
            <text:p>0,881191</text:p>
          </table:table-cell>
          <table:table-cell/>
        </table:table-row>
        <table:table-row table:style-name="ro1">
          <table:table-cell office:value-type="float" office:value="0.950516">
            <text:p>0,950516</text:p>
          </table:table-cell>
          <table:table-cell/>
        </table:table-row>
        <table:table-row table:style-name="ro1">
          <table:table-cell office:value-type="float" office:value="0.990528">
            <text:p>0,990528</text:p>
          </table:table-cell>
          <table:table-cell/>
        </table:table-row>
        <table:table-row table:style-name="ro1">
          <table:table-cell office:value-type="float" office:value="0.999086">
            <text:p>0,999086</text:p>
          </table:table-cell>
          <table:table-cell/>
        </table:table-row>
        <table:table-row table:style-name="ro1">
          <table:table-cell office:value-type="float" office:value="0.974575">
            <text:p>0,974575</text:p>
          </table:table-cell>
          <table:table-cell/>
        </table:table-row>
        <table:table-row table:style-name="ro1">
          <table:table-cell office:value-type="float" office:value="0.916031">
            <text:p>0,916031</text:p>
          </table:table-cell>
          <table:table-cell/>
        </table:table-row>
        <table:table-row table:style-name="ro1">
          <table:table-cell office:value-type="float" office:value="0.823096">
            <text:p>0,823096</text:p>
          </table:table-cell>
          <table:table-cell/>
        </table:table-row>
        <table:table-row table:style-name="ro1">
          <table:table-cell office:value-type="float" office:value="0.696416">
            <text:p>0,696416</text:p>
          </table:table-cell>
          <table:table-cell/>
        </table:table-row>
        <table:table-row table:style-name="ro1">
          <table:table-cell office:value-type="float" office:value="0.536837">
            <text:p>0,536837</text:p>
          </table:table-cell>
          <table:table-cell/>
        </table:table-row>
        <table:table-row table:style-name="ro1">
          <table:table-cell office:value-type="float" office:value="0.346894">
            <text:p>0,346894</text:p>
          </table:table-cell>
          <table:table-cell/>
        </table:table-row>
        <table:table-row table:style-name="ro1">
          <table:table-cell office:value-type="float" office:value="0.128994">
            <text:p>0,128994</text:p>
          </table:table-cell>
          <table:table-cell/>
        </table:table-row>
        <table:table-row table:style-name="ro1">
          <table:table-cell office:value-type="float" office:value="-0.112986">
            <text:p>-0,112986</text:p>
          </table:table-cell>
          <table:table-cell/>
        </table:table-row>
        <table:table-row table:style-name="ro1">
          <table:table-cell office:value-type="float" office:value="-0.374344">
            <text:p>-0,374344</text:p>
          </table:table-cell>
          <table:table-cell/>
        </table:table-row>
        <table:table-row table:style-name="ro1">
          <table:table-cell office:value-type="float" office:value="-0.650695">
            <text:p>-0,650695</text:p>
          </table:table-cell>
          <table:table-cell/>
        </table:table-row>
        <table:table-row table:style-name="ro1">
          <table:table-cell office:value-type="float" office:value="-0.935671">
            <text:p>-0,935671</text:p>
          </table:table-cell>
          <table:table-cell/>
        </table:table-row>
        <table:table-row table:style-name="ro1">
          <table:table-cell office:value-type="float" office:value="-0.775489">
            <text:p>-0,775489</text:p>
          </table:table-cell>
          <table:table-cell/>
        </table:table-row>
        <table:table-row table:style-name="ro1">
          <table:table-cell office:value-type="float" office:value="-0.490271">
            <text:p>-0,490271</text:p>
          </table:table-cell>
          <table:table-cell/>
        </table:table-row>
        <table:table-row table:style-name="ro1">
          <table:table-cell office:value-type="float" office:value="-0.214357">
            <text:p>-0,214357</text:p>
          </table:table-cell>
          <table:table-cell/>
        </table:table-row>
        <table:table-row table:style-name="ro1">
          <table:table-cell office:value-type="float" office:value="0.0452678">
            <text:p>0,0452678</text:p>
          </table:table-cell>
          <table:table-cell/>
        </table:table-row>
        <table:table-row table:style-name="ro1">
          <table:table-cell office:value-type="float" office:value="0.283346">
            <text:p>0,283346</text:p>
          </table:table-cell>
          <table:table-cell/>
        </table:table-row>
        <table:table-row table:style-name="ro1">
          <table:table-cell office:value-type="float" office:value="0.494179">
            <text:p>0,494179</text:p>
          </table:table-cell>
          <table:table-cell/>
        </table:table-row>
        <table:table-row table:style-name="ro1">
          <table:table-cell office:value-type="float" office:value="0.673065">
            <text:p>0,673065</text:p>
          </table:table-cell>
          <table:table-cell/>
        </table:table-row>
        <table:table-row table:style-name="ro1">
          <table:table-cell office:value-type="float" office:value="0.815767">
            <text:p>0,815767</text:p>
          </table:table-cell>
          <table:table-cell/>
        </table:table-row>
        <table:table-row table:style-name="ro1">
          <table:table-cell office:value-type="float" office:value="0.919152">
            <text:p>0,919152</text:p>
          </table:table-cell>
          <table:table-cell/>
        </table:table-row>
        <table:table-row table:style-name="ro1">
          <table:table-cell office:value-type="float" office:value="0.980981">
            <text:p>0,980981</text:p>
          </table:table-cell>
          <table:table-cell/>
        </table:table-row>
        <table:table-row table:style-name="ro1">
          <table:table-cell office:value-type="float" office:value="0.999923">
            <text:p>0,999923</text:p>
          </table:table-cell>
          <table:table-cell/>
        </table:table-row>
        <table:table-row table:style-name="ro1">
          <table:table-cell office:value-type="float" office:value="0.976017">
            <text:p>0,976017</text:p>
          </table:table-cell>
          <table:table-cell/>
        </table:table-row>
        <table:table-row table:style-name="ro1">
          <table:table-cell office:value-type="float" office:value="0.910066">
            <text:p>0,910066</text:p>
          </table:table-cell>
          <table:table-cell/>
        </table:table-row>
        <table:table-row table:style-name="ro1">
          <table:table-cell office:value-type="float" office:value="0.804137">
            <text:p>0,804137</text:p>
          </table:table-cell>
          <table:table-cell/>
        </table:table-row>
        <table:table-row table:style-name="ro1">
          <table:table-cell office:value-type="float" office:value="0.661428">
            <text:p>0,661428</text:p>
          </table:table-cell>
          <table:table-cell/>
        </table:table-row>
        <table:table-row table:style-name="ro1">
          <table:table-cell office:value-type="float" office:value="0.484941">
            <text:p>0,484941</text:p>
          </table:table-cell>
          <table:table-cell/>
        </table:table-row>
        <table:table-row table:style-name="ro1">
          <table:table-cell office:value-type="float" office:value="0.279441">
            <text:p>0,279441</text:p>
          </table:table-cell>
          <table:table-cell/>
        </table:table-row>
        <table:table-row table:style-name="ro1">
          <table:table-cell office:value-type="float" office:value="0.0501377">
            <text:p>0,0501377</text:p>
          </table:table-cell>
          <table:table-cell/>
        </table:table-row>
        <table:table-row table:style-name="ro1">
          <table:table-cell office:value-type="float" office:value="-0.198235">
            <text:p>-0,198235</text:p>
          </table:table-cell>
          <table:table-cell/>
        </table:table-row>
        <table:table-row table:style-name="ro1">
          <table:table-cell office:value-type="float" office:value="-0.459906">
            <text:p>-0,459906</text:p>
          </table:table-cell>
          <table:table-cell/>
        </table:table-row>
        <table:table-row table:style-name="ro1">
          <table:table-cell office:value-type="float" office:value="-0.728962">
            <text:p>-0,728962</text:p>
          </table:table-cell>
          <table:table-cell/>
        </table:table-row>
        <table:table-row table:style-name="ro1">
          <table:table-cell office:value-type="float" office:value="-0.998977">
            <text:p>-0,998977</text:p>
          </table:table-cell>
          <table:table-cell/>
        </table:table-row>
        <table:table-row table:style-name="ro1">
          <table:table-cell office:value-type="float" office:value="-0.730838">
            <text:p>-0,730838</text:p>
          </table:table-cell>
          <table:table-cell/>
        </table:table-row>
        <table:table-row table:style-name="ro1">
          <table:table-cell office:value-type="float" office:value="-0.470519">
            <text:p>-0,470519</text:p>
          </table:table-cell>
          <table:table-cell/>
        </table:table-row>
        <table:table-row table:style-name="ro1">
          <table:table-cell office:value-type="float" office:value="-0.22283">
            <text:p>-0,22283</text:p>
          </table:table-cell>
          <table:table-cell/>
        </table:table-row>
        <table:table-row table:style-name="ro1">
          <table:table-cell office:value-type="float" office:value="0.00841375">
            <text:p>0,00841375</text:p>
          </table:table-cell>
          <table:table-cell/>
        </table:table-row>
        <table:table-row table:style-name="ro1">
          <table:table-cell office:value-type="float" office:value="0.219951">
            <text:p>0,219951</text:p>
          </table:table-cell>
          <table:table-cell/>
        </table:table-row>
        <table:table-row table:style-name="ro1">
          <table:table-cell office:value-type="float" office:value="0.408763">
            <text:p>0,408763</text:p>
          </table:table-cell>
          <table:table-cell/>
        </table:table-row>
        <table:table-row table:style-name="ro1">
          <table:table-cell office:value-type="float" office:value="0.572568">
            <text:p>0,572568</text:p>
          </table:table-cell>
          <table:table-cell/>
        </table:table-row>
        <table:table-row table:style-name="ro1">
          <table:table-cell office:value-type="float" office:value="0.710682">
            <text:p>0,710682</text:p>
          </table:table-cell>
          <table:table-cell/>
        </table:table-row>
        <table:table-row table:style-name="ro1">
          <table:table-cell office:value-type="float" office:value="0.821723">
            <text:p>0,821723</text:p>
          </table:table-cell>
          <table:table-cell/>
        </table:table-row>
        <table:table-row table:style-name="ro1">
          <table:table-cell office:value-type="float" office:value="0.905691">
            <text:p>0,905691</text:p>
          </table:table-cell>
          <table:table-cell/>
        </table:table-row>
        <table:table-row table:style-name="ro1">
          <table:table-cell office:value-type="float" office:value="0.962672">
            <text:p>0,962672</text:p>
          </table:table-cell>
          <table:table-cell/>
        </table:table-row>
        <table:table-row table:style-name="ro1">
          <table:table-cell office:value-type="float" office:value="0.993443">
            <text:p>0,993443</text:p>
          </table:table-cell>
          <table:table-cell/>
        </table:table-row>
        <table:table-row table:style-name="ro1">
          <table:table-cell office:value-type="float" office:value="0.999162">
            <text:p>0,999162</text:p>
          </table:table-cell>
          <table:table-cell/>
        </table:table-row>
        <table:table-row table:style-name="ro1">
          <table:table-cell office:value-type="float" office:value="0.981298">
            <text:p>0,981298</text:p>
          </table:table-cell>
          <table:table-cell/>
        </table:table-row>
        <table:table-row table:style-name="ro1">
          <table:table-cell office:value-type="float" office:value="0.941619">
            <text:p>0,941619</text:p>
          </table:table-cell>
          <table:table-cell/>
        </table:table-row>
        <table:table-row table:style-name="ro1">
          <table:table-cell office:value-type="float" office:value="0.881974">
            <text:p>0,881974</text:p>
          </table:table-cell>
          <table:table-cell/>
        </table:table-row>
        <table:table-row table:style-name="ro1">
          <table:table-cell office:value-type="float" office:value="0.804358">
            <text:p>0,804358</text:p>
          </table:table-cell>
          <table:table-cell/>
        </table:table-row>
        <table:table-row table:style-name="ro1">
          <table:table-cell office:value-type="float" office:value="0.711139">
            <text:p>0,711139</text:p>
          </table:table-cell>
          <table:table-cell/>
        </table:table-row>
        <table:table-row table:style-name="ro1">
          <table:table-cell office:value-type="float" office:value="0.604508">
            <text:p>0,604508</text:p>
          </table:table-cell>
          <table:table-cell/>
        </table:table-row>
        <table:table-row table:style-name="ro1">
          <table:table-cell office:value-type="float" office:value="0.485968">
            <text:p>0,485968</text:p>
          </table:table-cell>
          <table:table-cell/>
        </table:table-row>
        <table:table-row table:style-name="ro1">
          <table:table-cell office:value-type="float" office:value="0.35819">
            <text:p>0,35819</text:p>
          </table:table-cell>
          <table:table-cell/>
        </table:table-row>
        <table:table-row table:style-name="ro1">
          <table:table-cell office:value-type="float" office:value="0.223225">
            <text:p>0,223225</text:p>
          </table:table-cell>
          <table:table-cell/>
        </table:table-row>
        <table:table-row table:style-name="ro1">
          <table:table-cell office:value-type="float" office:value="0.0821407">
            <text:p>0,0821407</text:p>
          </table:table-cell>
          <table:table-cell/>
        </table:table-row>
        <table:table-row table:style-name="ro1">
          <table:table-cell office:value-type="float" office:value="-0.0624958">
            <text:p>-0,0624958</text:p>
          </table:table-cell>
          <table:table-cell/>
        </table:table-row>
        <table:table-row table:style-name="ro1">
          <table:table-cell office:value-type="float" office:value="-0.209959">
            <text:p>-0,209959</text:p>
          </table:table-cell>
          <table:table-cell/>
        </table:table-row>
        <table:table-row table:style-name="ro1">
          <table:table-cell office:value-type="float" office:value="-0.35786">
            <text:p>-0,35786</text:p>
          </table:table-cell>
          <table:table-cell/>
        </table:table-row>
        <table:table-row table:style-name="ro1">
          <table:table-cell office:value-type="float" office:value="-0.505827">
            <text:p>-0,505827</text:p>
          </table:table-cell>
          <table:table-cell/>
        </table:table-row>
        <table:table-row table:style-name="ro1">
          <table:table-cell office:value-type="float" office:value="-0.652708">
            <text:p>-0,652708</text:p>
          </table:table-cell>
          <table:table-cell/>
        </table:table-row>
        <table:table-row table:style-name="ro1">
          <table:table-cell office:value-type="float" office:value="-0.796972">
            <text:p>-0,796972</text:p>
          </table:table-cell>
          <table:table-cell/>
        </table:table-row>
        <table:table-row table:style-name="ro1">
          <table:table-cell office:value-type="float" office:value="-0.938226">
            <text:p>-0,938226</text:p>
          </table:table-cell>
          <table:table-cell/>
        </table:table-row>
        <table:table-row table:style-name="ro1">
          <table:table-cell office:value-type="float" office:value="-0.92332">
            <text:p>-0,92332</text:p>
          </table:table-cell>
          <table:table-cell/>
        </table:table-row>
        <table:table-row table:style-name="ro1">
          <table:table-cell office:value-type="float" office:value="-0.789722">
            <text:p>-0,789722</text:p>
          </table:table-cell>
          <table:table-cell/>
        </table:table-row>
        <table:table-row table:style-name="ro1">
          <table:table-cell office:value-type="float" office:value="-0.660092">
            <text:p>-0,660092</text:p>
          </table:table-cell>
          <table:table-cell/>
        </table:table-row>
        <table:table-row table:style-name="ro1">
          <table:table-cell office:value-type="float" office:value="-0.535896">
            <text:p>-0,535896</text:p>
          </table:table-cell>
          <table:table-cell/>
        </table:table-row>
        <table:table-row table:style-name="ro1">
          <table:table-cell office:value-type="float" office:value="-0.416494">
            <text:p>-0,416494</text:p>
          </table:table-cell>
          <table:table-cell/>
        </table:table-row>
        <table:table-row table:style-name="ro1">
          <table:table-cell office:value-type="float" office:value="-0.302678">
            <text:p>-0,302678</text:p>
          </table:table-cell>
          <table:table-cell/>
        </table:table-row>
        <table:table-row table:style-name="ro1">
          <table:table-cell office:value-type="float" office:value="-0.193717">
            <text:p>-0,193717</text:p>
          </table:table-cell>
          <table:table-cell/>
        </table:table-row>
        <table:table-row table:style-name="ro1">
          <table:table-cell office:value-type="float" office:value="-0.0898188">
            <text:p>-0,0898188</text:p>
          </table:table-cell>
          <table:table-cell/>
        </table:table-row>
        <table:table-row table:style-name="ro1">
          <table:table-cell office:value-type="float" office:value="0.00841375">
            <text:p>0,00841375</text:p>
          </table:table-cell>
          <table:table-cell/>
        </table:table-row>
        <table:table-row table:style-name="ro1">
          <table:table-cell office:value-type="float" office:value="0.101774">
            <text:p>0,101774</text:p>
          </table:table-cell>
          <table:table-cell/>
        </table:table-row>
        <table:table-row table:style-name="ro1">
          <table:table-cell office:value-type="float" office:value="0.189753">
            <text:p>0,189753</text:p>
          </table:table-cell>
          <table:table-cell/>
        </table:table-row>
        <table:table-row table:style-name="ro1">
          <table:table-cell office:value-type="float" office:value="0.273121">
            <text:p>0,273121</text:p>
          </table:table-cell>
          <table:table-cell/>
        </table:table-row>
        <table:table-row table:style-name="ro1">
          <table:table-cell office:value-type="float" office:value="0.351418">
            <text:p>0,351418</text:p>
          </table:table-cell>
          <table:table-cell/>
        </table:table-row>
        <table:table-row table:style-name="ro1">
          <table:table-cell office:value-type="float" office:value="0.425359">
            <text:p>0,425359</text:p>
          </table:table-cell>
          <table:table-cell/>
        </table:table-row>
        <table:table-row table:style-name="ro1">
          <table:table-cell office:value-type="float" office:value="0.494179">
            <text:p>0,494179</text:p>
          </table:table-cell>
          <table:table-cell/>
        </table:table-row>
        <table:table-row table:style-name="ro1">
          <table:table-cell office:value-type="float" office:value="0.55889">
            <text:p>0,55889</text:p>
          </table:table-cell>
          <table:table-cell/>
        </table:table-row>
        <table:table-row table:style-name="ro1">
          <table:table-cell office:value-type="float" office:value="0.619087">
            <text:p>0,619087</text:p>
          </table:table-cell>
          <table:table-cell/>
        </table:table-row>
        <table:table-row table:style-name="ro1">
          <table:table-cell office:value-type="float" office:value="0.675023">
            <text:p>0,675023</text:p>
          </table:table-cell>
          <table:table-cell/>
        </table:table-row>
        <table:table-row table:style-name="ro1">
          <table:table-cell office:value-type="float" office:value="0.726635">
            <text:p>0,726635</text:p>
          </table:table-cell>
          <table:table-cell/>
        </table:table-row>
        <table:table-row table:style-name="ro1">
          <table:table-cell office:value-type="float" office:value="0.774323">
            <text:p>0,774323</text:p>
          </table:table-cell>
          <table:table-cell/>
        </table:table-row>
        <table:table-row table:style-name="ro1">
          <table:table-cell office:value-type="float" office:value="0.817478">
            <text:p>0,817478</text:p>
          </table:table-cell>
          <table:table-cell/>
        </table:table-row>
        <table:table-row table:style-name="ro1">
          <table:table-cell office:value-type="float" office:value="0.856443">
            <text:p>0,856443</text:p>
          </table:table-cell>
          <table:table-cell/>
        </table:table-row>
        <table:table-row table:style-name="ro1">
          <table:table-cell office:value-type="float" office:value="0.891054">
            <text:p>0,891054</text:p>
          </table:table-cell>
          <table:table-cell/>
        </table:table-row>
        <table:table-row table:style-name="ro1">
          <table:table-cell office:value-type="float" office:value="0.921297">
            <text:p>0,921297</text:p>
          </table:table-cell>
          <table:table-cell/>
        </table:table-row>
        <table:table-row table:style-name="ro1">
          <table:table-cell office:value-type="float" office:value="0.94695">
            <text:p>0,94695</text:p>
          </table:table-cell>
          <table:table-cell/>
        </table:table-row>
        <table:table-row table:style-name="ro1">
          <table:table-cell office:value-type="float" office:value="0.967795">
            <text:p>0,967795</text:p>
          </table:table-cell>
          <table:table-cell/>
        </table:table-row>
        <table:table-row table:style-name="ro1">
          <table:table-cell office:value-type="float" office:value="0.983692">
            <text:p>0,983692</text:p>
          </table:table-cell>
          <table:table-cell/>
        </table:table-row>
        <table:table-row table:style-name="ro1">
          <table:table-cell office:value-type="float" office:value="0.994399">
            <text:p>0,994399</text:p>
          </table:table-cell>
          <table:table-cell/>
        </table:table-row>
        <table:table-row table:style-name="ro1">
          <table:table-cell office:value-type="float" office:value="0.999552">
            <text:p>0,999552</text:p>
          </table:table-cell>
          <table:table-cell/>
        </table:table-row>
        <table:table-row table:style-name="ro1">
          <table:table-cell office:value-type="float" office:value="0.998857">
            <text:p>0,998857</text:p>
          </table:table-cell>
          <table:table-cell/>
        </table:table-row>
        <table:table-row table:style-name="ro1">
          <table:table-cell office:value-type="float" office:value="0.991939">
            <text:p>0,991939</text:p>
          </table:table-cell>
          <table:table-cell/>
        </table:table-row>
        <table:table-row table:style-name="ro1">
          <table:table-cell office:value-type="float" office:value="0.978328">
            <text:p>0,978328</text:p>
          </table:table-cell>
          <table:table-cell/>
        </table:table-row>
        <table:table-row table:style-name="ro1">
          <table:table-cell office:value-type="float" office:value="0.957649">
            <text:p>0,957649</text:p>
          </table:table-cell>
          <table:table-cell/>
        </table:table-row>
        <table:table-row table:style-name="ro1">
          <table:table-cell office:value-type="float" office:value="0.929529">
            <text:p>0,929529</text:p>
          </table:table-cell>
          <table:table-cell/>
        </table:table-row>
        <table:table-row table:style-name="ro1">
          <table:table-cell office:value-type="float" office:value="0.893293">
            <text:p>0,893293</text:p>
          </table:table-cell>
          <table:table-cell/>
        </table:table-row>
        <table:table-row table:style-name="ro1">
          <table:table-cell office:value-type="float" office:value="0.848641">
            <text:p>0,848641</text:p>
          </table:table-cell>
          <table:table-cell/>
        </table:table-row>
        <table:table-row table:style-name="ro1">
          <table:table-cell office:value-type="float" office:value="0.794768">
            <text:p>0,794768</text:p>
          </table:table-cell>
          <table:table-cell/>
        </table:table-row>
        <table:table-row table:style-name="ro1">
          <table:table-cell office:value-type="float" office:value="0.731694">
            <text:p>0,731694</text:p>
          </table:table-cell>
          <table:table-cell/>
        </table:table-row>
        <table:table-row table:style-name="ro1">
          <table:table-cell office:value-type="float" office:value="0.658577">
            <text:p>0,658577</text:p>
          </table:table-cell>
          <table:table-cell/>
        </table:table-row>
        <table:table-row table:style-name="ro1">
          <table:table-cell office:value-type="float" office:value="0.575363">
            <text:p>0,575363</text:p>
          </table:table-cell>
          <table:table-cell/>
        </table:table-row>
        <table:table-row table:style-name="ro1">
          <table:table-cell office:value-type="float" office:value="0.481512">
            <text:p>0,481512</text:p>
          </table:table-cell>
          <table:table-cell/>
        </table:table-row>
        <table:table-row table:style-name="ro1">
          <table:table-cell office:value-type="float" office:value="0.376469">
            <text:p>0,376469</text:p>
          </table:table-cell>
          <table:table-cell/>
        </table:table-row>
        <table:table-row table:style-name="ro1">
          <table:table-cell office:value-type="float" office:value="0.260486">
            <text:p>0,260486</text:p>
          </table:table-cell>
          <table:table-cell/>
        </table:table-row>
        <table:table-row table:style-name="ro1">
          <table:table-cell office:value-type="float" office:value="0.133209">
            <text:p>0,133209</text:p>
          </table:table-cell>
          <table:table-cell/>
        </table:table-row>
        <table:table-row table:style-name="ro1">
          <table:table-cell office:value-type="float" office:value="-0.00476835">
            <text:p>-0,00476835</text:p>
          </table:table-cell>
          <table:table-cell/>
        </table:table-row>
        <table:table-row table:style-name="ro1">
          <table:table-cell office:value-type="float" office:value="-0.153524">
            <text:p>-0,153524</text:p>
          </table:table-cell>
          <table:table-cell/>
        </table:table-row>
        <table:table-row table:style-name="ro1">
          <table:table-cell office:value-type="float" office:value="-0.313024">
            <text:p>-0,313024</text:p>
          </table:table-cell>
          <table:table-cell/>
        </table:table-row>
        <table:table-row table:style-name="ro1">
          <table:table-cell office:value-type="float" office:value="-0.481595">
            <text:p>-0,481595</text:p>
          </table:table-cell>
          <table:table-cell/>
        </table:table-row>
        <table:table-row table:style-name="ro1">
          <table:table-cell office:value-type="float" office:value="-0.659254">
            <text:p>-0,659254</text:p>
          </table:table-cell>
          <table:table-cell/>
        </table:table-row>
        <table:table-row table:style-name="ro1">
          <table:table-cell office:value-type="float" office:value="-0.844828">
            <text:p>-0,844828</text:p>
          </table:table-cell>
          <table:table-cell/>
        </table:table-row>
      </table:table>
      <table:table table:name="PulseMod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ulse width modulated pulse wave. Pulse width = 16 +- 50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PulseMod.F19" table:end-x="0.717cm" table:end-y="0.318cm" draw:z-index="0" draw:style-name="gr1" svg:width="7.986cm" svg:height="6.986cm" svg:x="1.763cm" svg:y="0.08cm">
              <draw:object draw:notify-on-update-of-ranges="PulseMod.A1:PulseMod.A1 PulseMod.A2:PulseMod.A12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.03.2012</text:date>, <text:time>22:45:2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7T17:49:48</meta:creation-date>
    <dc:date>2012-03-17T22:45:22</dc:date>
    <dc:creator>AT </dc:creator>
    <meta:editing-duration>PT01H00M02S</meta:editing-duration>
    <meta:editing-cycles>3</meta:editing-cycles>
    <meta:generator>OpenOffice.org/3.2$Linux OpenOffice.org_project/320m12$Build-9483</meta:generator>
    <meta:document-statistic meta:table-count="3" meta:cell-count="94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line" chart:style-name="ch1">
        <chart:legend chart:legend-position="end" svg:x="5.987cm" svg:y="3.211cm" chart:style-name="ch2"/>
        <chart:plot-area chart:style-name="ch3" table:cell-range-address="Waveforms.A2:Waveforms.A33" svg:x="0.159cm" svg:y="0.139cm" svg:width="5.67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veforms.A2:Waveforms.A33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Waveforms.A2:Waveforms.A3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2683">
                <text:p>0.382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7475">
                <text:p>0.707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4077">
                <text:p>0.924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3508">
                <text:p>0.923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6384">
                <text:p>0.706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1209">
                <text:p>0.381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165805">
                <text:p>-0.00165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84272">
                <text:p>-0.384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8727">
                <text:p>-0.708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24721">
                <text:p>-0.924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99997">
                <text:p>-0.999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2293">
                <text:p>-0.92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0544">
                <text:p>-0.70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80147">
                <text:p>-0.38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06796">
                <text:p>0.00306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5515">
                <text:p>0.385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64">
                <text:p>0.70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5245">
                <text:p>0.925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2327">
                <text:p>0.922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4208">
                <text:p>0.704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837">
                <text:p>0.37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72648">
                <text:p>-0.00472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87575">
                <text:p>-0.387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10888">
                <text:p>-0.710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25884">
                <text:p>-0.9258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99984">
                <text:p>-0.999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21745">
                <text:p>-0.921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3263">
                <text:p>-0.703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77308">
                <text:p>-0.377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24cm" svg:height="11.883cm" xlink:href=".." chart:class="chart:line" chart:style-name="ch1">
        <chart:legend chart:legend-position="end" svg:x="12.554cm" svg:y="5.341cm" chart:style-name="ch2"/>
        <chart:plot-area chart:style-name="ch3" table:cell-range-address="FrequencyMod.A517:FrequencyMod.A645" chart:data-source-has-labels="row" svg:x="0.33cm" svg:y="0.237cm" svg:width="11.895cm" svg:height="11.17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quencyMod.A518:FrequencyMod.A645" chart:label-cell-address="FrequencyMod.A517:FrequencyMod.A517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requencyMod.A517:FrequencyMod.A517">Modulated abs-sine wave, Wavelength = 32 +- 5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70855">
                <text:p text:id="FrequencyMod.A518:FrequencyMod.A645">-0.9708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74981">
                <text:p>-0.774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76279">
                <text:p>-0.576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77491">
                <text:p>-0.377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1101">
                <text:p>-0.18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1794">
                <text:p>0.0101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3859">
                <text:p>0.193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6424">
                <text:p>0.366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47">
                <text:p>0.5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5461">
                <text:p>0.665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287">
                <text:p>0.785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1191">
                <text:p>0.881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0516">
                <text:p>0.950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528">
                <text:p>0.990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086">
                <text:p>0.999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4575">
                <text:p>0.974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6031">
                <text:p>0.916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3096">
                <text:p>0.823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6416">
                <text:p>0.696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6837">
                <text:p>0.536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6894">
                <text:p>0.346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8994">
                <text:p>0.128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12986">
                <text:p>-0.112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74344">
                <text:p>-0.374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50695">
                <text:p>-0.650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5671">
                <text:p>-0.9356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75489">
                <text:p>-0.775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90271">
                <text:p>-0.490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14357">
                <text:p>-0.214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52678">
                <text:p>0.045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3346">
                <text:p>0.283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4179">
                <text:p>0.494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3065">
                <text:p>0.673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5767">
                <text:p>0.815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9152">
                <text:p>0.919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0981">
                <text:p>0.980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923">
                <text:p>0.999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6017">
                <text:p>0.976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0066">
                <text:p>0.910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4137">
                <text:p>0.804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1428">
                <text:p>0.661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4941">
                <text:p>0.484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9441">
                <text:p>0.279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1377">
                <text:p>0.0501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98235">
                <text:p>-0.198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59906">
                <text:p>-0.459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28962">
                <text:p>-0.728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98977">
                <text:p>-0.998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30838">
                <text:p>-0.7308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70519">
                <text:p>-0.470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2283">
                <text:p>-0.22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41375">
                <text:p>0.0084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9951">
                <text:p>0.2199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8763">
                <text:p>0.408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2568">
                <text:p>0.572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0682">
                <text:p>0.710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21723">
                <text:p>0.821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5691">
                <text:p>0.905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2672">
                <text:p>0.962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3443">
                <text:p>0.993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162">
                <text:p>0.999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81298">
                <text:p>0.981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1619">
                <text:p>0.941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1974">
                <text:p>0.881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4358">
                <text:p>0.804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1139">
                <text:p>0.711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4508">
                <text:p>0.604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5968">
                <text:p>0.4859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819">
                <text:p>0.35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3225">
                <text:p>0.2232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21407">
                <text:p>0.0821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624958">
                <text:p>-0.06249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09959">
                <text:p>-0.209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5786">
                <text:p>-0.357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05827">
                <text:p>-0.505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52708">
                <text:p>-0.652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96972">
                <text:p>-0.7969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38226">
                <text:p>-0.938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2332">
                <text:p>-0.92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89722">
                <text:p>-0.789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60092">
                <text:p>-0.6600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35896">
                <text:p>-0.535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16494">
                <text:p>-0.416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02678">
                <text:p>-0.3026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93717">
                <text:p>-0.193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898188">
                <text:p>-0.0898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41375">
                <text:p>0.00841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774">
                <text:p>0.101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9753">
                <text:p>0.189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3121">
                <text:p>0.273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418">
                <text:p>0.351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5359">
                <text:p>0.4253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4179">
                <text:p>0.4941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89">
                <text:p>0.558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9087">
                <text:p>0.619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5023">
                <text:p>0.675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6635">
                <text:p>0.726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4323">
                <text:p>0.774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7478">
                <text:p>0.817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56443">
                <text:p>0.856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1054">
                <text:p>0.8910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21297">
                <text:p>0.9212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695">
                <text:p>0.946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7795">
                <text:p>0.9677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3692">
                <text:p>0.9836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4399">
                <text:p>0.994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552">
                <text:p>0.999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8857">
                <text:p>0.998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1939">
                <text:p>0.9919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8328">
                <text:p>0.9783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7649">
                <text:p>0.9576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9529">
                <text:p>0.929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3293">
                <text:p>0.8932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8641">
                <text:p>0.848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94768">
                <text:p>0.794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1694">
                <text:p>0.731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58577">
                <text:p>0.6585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5363">
                <text:p>0.5753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1512">
                <text:p>0.4815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6469">
                <text:p>0.3764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60486">
                <text:p>0.260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3209">
                <text:p>0.133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476835">
                <text:p>-0.004768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53524">
                <text:p>-0.1535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13024">
                <text:p>-0.313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81595">
                <text:p>-0.4815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59254">
                <text:p>-0.659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44828">
                <text:p>-0.8448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line" chart:style-name="ch1">
        <chart:legend chart:legend-position="end" svg:x="5.617cm" svg:y="2.575cm" chart:style-name="ch2"/>
        <chart:plot-area chart:style-name="ch3" table:cell-range-address="PulseMod.A1:PulseMod.A129" chart:data-source-has-labels="row" svg:x="0.159cm" svg:y="0.139cm" svg:width="5.3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ulseMod.A2:PulseMod.A129" chart:label-cell-address="PulseMod.A1:PulseMod.A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ulseMod.A1:PulseMod.A1">Pulse width modulated pulse wave. Pulse width = 16 +- 5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PulseMod.A2:PulseMod.A12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line" chart:style-name="ch1">
        <chart:legend chart:legend-position="end" svg:x="5.987cm" svg:y="3.211cm" chart:style-name="ch2"/>
        <chart:plot-area chart:style-name="ch3" table:cell-range-address="Waveforms.A36:Waveforms.A67" svg:x="0.159cm" svg:y="0.139cm" svg:width="5.67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veforms.A36:Waveforms.A67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0625">
                <text:p text:id="Waveforms.A36:Waveforms.A67">0.00390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423">
                <text:p>0.25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4238">
                <text:p>0.504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4222">
                <text:p>0.754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5419">
                <text:p>0.995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5434">
                <text:p>0.745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5449">
                <text:p>0.495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116">
                <text:p>0.245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88282">
                <text:p>-0.00488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55207">
                <text:p>-0.255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05214">
                <text:p>-0.505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55199">
                <text:p>-0.755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94442">
                <text:p>-0.994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44457">
                <text:p>-0.744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94472">
                <text:p>-0.494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44139">
                <text:p>-0.244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85938">
                <text:p>0.00585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6184">
                <text:p>0.256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6191">
                <text:p>0.506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6175">
                <text:p>0.756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3466">
                <text:p>0.993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3481">
                <text:p>0.743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317">
                <text:p>0.49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3163">
                <text:p>0.243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683594">
                <text:p>-0.00683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716">
                <text:p>-0.25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07167">
                <text:p>-0.507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57152">
                <text:p>-0.757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92489">
                <text:p>-0.992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42504">
                <text:p>-0.7425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2193">
                <text:p>-0.492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42186">
                <text:p>-0.242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5cm" svg:height="9.342cm" xlink:href=".." chart:class="chart:line" chart:style-name="ch1">
        <chart:legend chart:legend-position="end" svg:x="8.2cm" svg:y="4.389cm" chart:style-name="ch2"/>
        <chart:plot-area chart:style-name="ch3" table:cell-range-address="Waveforms.A70:Waveforms.A101" svg:x="0.204cm" svg:y="0.186cm" svg:width="7.793cm" svg:height="8.78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veforms.A70:Waveforms.A10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96039">
                <text:p text:id="Waveforms.A70:Waveforms.A101">-0.9960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70978">
                <text:p>-0.870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45916">
                <text:p>-0.745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20854">
                <text:p>-0.620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95792">
                <text:p>-0.495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7073">
                <text:p>-0.37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45668">
                <text:p>-0.245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20606">
                <text:p>-0.12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45569">
                <text:p>0.00445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9518">
                <text:p>0.129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579">
                <text:p>0.254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9641">
                <text:p>0.379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4703">
                <text:p>0.504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9765">
                <text:p>0.629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4827">
                <text:p>0.754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9889">
                <text:p>0.87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5049">
                <text:p>-0.995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69987">
                <text:p>-0.869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44925">
                <text:p>-0.744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19864">
                <text:p>-0.619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94802">
                <text:p>-0.494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6974">
                <text:p>-0.3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44678">
                <text:p>-0.24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19616">
                <text:p>-0.119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44584">
                <text:p>0.00544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0508">
                <text:p>0.130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557">
                <text:p>0.25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0631">
                <text:p>0.380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5693">
                <text:p>0.505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0755">
                <text:p>0.630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5817">
                <text:p>0.75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0879">
                <text:p>0.8808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line" chart:style-name="ch1">
        <chart:legend chart:legend-position="end" svg:x="5.987cm" svg:y="3.211cm" chart:style-name="ch2"/>
        <chart:plot-area chart:style-name="ch3" table:cell-range-address="Waveforms.A104:Waveforms.A135" svg:x="0.159cm" svg:y="0.139cm" svg:width="5.67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veforms.A104:Waveforms.A135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Waveforms.A104:Waveforms.A135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line" chart:style-name="ch1">
        <chart:legend chart:legend-position="end" svg:x="5.987cm" svg:y="3.211cm" chart:style-name="ch2"/>
        <chart:plot-area chart:style-name="ch3" table:cell-range-address="Waveforms.A138:Waveforms.A169" svg:x="0.159cm" svg:y="0.139cm" svg:width="5.67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veforms.A138:Waveforms.A169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74946">
                <text:p text:id="Waveforms.A138:Waveforms.A169">-0.9749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85278">
                <text:p>-0.585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1537">
                <text:p>-0.211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2309">
                <text:p>0.132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2157">
                <text:p>0.432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7255">
                <text:p>0.677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7583">
                <text:p>0.857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6503">
                <text:p>0.96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822">
                <text:p>0.999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617">
                <text:p>0.95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7321">
                <text:p>0.837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7644">
                <text:p>0.647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94899">
                <text:p>0.394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81521">
                <text:p>0.0881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002">
                <text:p>-0.26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36611">
                <text:p>-0.636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71878">
                <text:p>-0.971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82278">
                <text:p>-0.582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8248">
                <text:p>-0.208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4836">
                <text:p>0.134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4297">
                <text:p>0.434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8924">
                <text:p>0.678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8718">
                <text:p>0.858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706">
                <text:p>0.96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778">
                <text:p>0.999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5529">
                <text:p>0.955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5904">
                <text:p>0.835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5904">
                <text:p>0.645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2699">
                <text:p>0.392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55774">
                <text:p>0.0855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6287">
                <text:p>-0.26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39627">
                <text:p>-0.6396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44cm" svg:height="12.677cm" xlink:href=".." chart:class="chart:line" chart:style-name="ch1">
        <chart:legend chart:legend-position="end" svg:x="13.918cm" svg:y="5.897cm" chart:style-name="ch2"/>
        <chart:plot-area chart:style-name="ch3" table:cell-range-address="FrequencyMod.A1:FrequencyMod.A129" chart:data-source-has-labels="row" svg:x="0.372cm" svg:y="0.253cm" svg:width="13.175cm" svg:height="11.91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quencyMod.A2:FrequencyMod.A129" chart:label-cell-address="FrequencyMod.A1:FrequencyMod.A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requencyMod.A1:FrequencyMod.A1">Modulated sine wave, Wavelength = 32 +- 5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requencyMod.A2:FrequencyMod.A12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5091">
                <text:p>0.195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7401">
                <text:p>0.387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7839">
                <text:p>0.567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742">
                <text:p>0.72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7211">
                <text:p>0.85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9046">
                <text:p>0.949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43">
                <text:p>0.99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1044">
                <text:p>0.991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3012">
                <text:p>0.933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1702">
                <text:p>0.821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0875">
                <text:p>0.660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7315">
                <text:p>0.457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13146">
                <text:p>-0.0313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8604">
                <text:p>-0.28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4769">
                <text:p>-0.524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30037">
                <text:p>-0.730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85361">
                <text:p>-0.885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77807">
                <text:p>-0.977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97957">
                <text:p>-0.997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42082">
                <text:p>-0.942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12339">
                <text:p>-0.812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17433">
                <text:p>-0.617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71146">
                <text:p>-0.371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933405">
                <text:p>-0.0933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459">
                <text:p>0.1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7331">
                <text:p>0.467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2033">
                <text:p>0.702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7551">
                <text:p>0.877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8737">
                <text:p>0.978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6183">
                <text:p>0.996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7955">
                <text:p>0.927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789">
                <text:p>0.779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4442">
                <text:p>0.564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0471">
                <text:p>0.300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6383">
                <text:p>0.01163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7208">
                <text:p>-0.277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42072">
                <text:p>-0.542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5971">
                <text:p>-0.759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13448">
                <text:p>-0.913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91321">
                <text:p>-0.991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88259">
                <text:p>-0.988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0642">
                <text:p>-0.906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53978">
                <text:p>-0.753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44691">
                <text:p>-0.544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96486">
                <text:p>-0.296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85542">
                <text:p>-0.02855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8515">
                <text:p>0.238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5314">
                <text:p>0.485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95449">
                <text:p>0.695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6156">
                <text:p>0.856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8848">
                <text:p>0.958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303">
                <text:p>0.999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8113">
                <text:p>0.978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9369">
                <text:p>0.8993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0745">
                <text:p>0.770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1825">
                <text:p>0.601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4253">
                <text:p>0.404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0483">
                <text:p>0.190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87587">
                <text:p>-0.0287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42146">
                <text:p>-0.242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39711">
                <text:p>-0.4397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14202">
                <text:p>-0.614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5971">
                <text:p>-0.75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71942">
                <text:p>-0.871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4909">
                <text:p>-0.94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91119">
                <text:p>-0.991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98819">
                <text:p>-0.998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7469">
                <text:p>-0.974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21745">
                <text:p>-0.921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44104">
                <text:p>-0.844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745862">
                <text:p>-0.745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3101">
                <text:p>-0.63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04223">
                <text:p>-0.504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69246">
                <text:p>-0.3692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0425">
                <text:p>-0.230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907955">
                <text:p>-0.09079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75355">
                <text:p>0.0475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0526">
                <text:p>0.180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07363">
                <text:p>0.307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5241">
                <text:p>0.425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33701">
                <text:p>0.533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123">
                <text:p>0.63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17877">
                <text:p>0.717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3051">
                <text:p>0.793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6156">
                <text:p>0.856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7675">
                <text:p>0.9076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7422">
                <text:p>0.9474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5924">
                <text:p>0.9759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3269">
                <text:p>0.993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911">
                <text:p>0.9999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6183">
                <text:p>0.996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451">
                <text:p>0.9824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9152">
                <text:p>0.9591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6615">
                <text:p>0.926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85296">
                <text:p>0.885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5162">
                <text:p>0.835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7221">
                <text:p>0.777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11433">
                <text:p>0.711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38327">
                <text:p>0.6383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58094">
                <text:p>0.5580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71807">
                <text:p>0.4718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8843">
                <text:p>0.3788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0899">
                <text:p>0.2808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77917">
                <text:p>0.1779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14124">
                <text:p>0.0714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84699">
                <text:p>-0.0384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4991">
                <text:p>-0.14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62435">
                <text:p>-0.262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73861">
                <text:p>-0.3738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82362">
                <text:p>-0.4823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86807">
                <text:p>-0.586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84516">
                <text:p>-0.6845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73818">
                <text:p>-0.7738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851465">
                <text:p>-0.8514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15516">
                <text:p>-0.915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3124">
                <text:p>-0.963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9198">
                <text:p>-0.99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99723">
                <text:p>-0.9997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4213">
                <text:p>-0.984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43953">
                <text:p>-0.9439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776">
                <text:p>-0.87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785293">
                <text:p>-0.7852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667163">
                <text:p>-0.667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25693">
                <text:p>-0.5256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63063">
                <text:p>-0.363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8342">
                <text:p>-0.183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cm" svg:height="10.903cm" xlink:href=".." chart:class="chart:line" chart:style-name="ch1">
        <chart:legend chart:legend-position="end" svg:x="11.394cm" svg:y="4.851cm" chart:style-name="ch2"/>
        <chart:plot-area chart:style-name="ch3" table:cell-range-address="FrequencyMod.A130:FrequencyMod.A258" chart:data-source-has-labels="row" svg:x="0.306cm" svg:y="0.218cm" svg:width="10.783cm" svg:height="10.24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quencyMod.A131:FrequencyMod.A258" chart:label-cell-address="FrequencyMod.A130:FrequencyMod.A130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requencyMod.A130:FrequencyMod.A130">Modulated triangle wave, Wavelength = 32 +- 5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5729">
                <text:p text:id="FrequencyMod.A131:FrequencyMod.A258">0.004557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9558">
                <text:p>0.129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7811">
                <text:p>0.257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3117">
                <text:p>0.523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0478">
                <text:p>0.660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0443">
                <text:p>0.800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3664">
                <text:p>0.943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0137">
                <text:p>0.910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1058">
                <text:p>0.761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9374">
                <text:p>0.60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4757">
                <text:p>0.454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7851">
                <text:p>0.297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8021">
                <text:p>0.138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44141">
                <text:p>-0.0244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89127">
                <text:p>-0.189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56121">
                <text:p>-0.356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25395">
                <text:p>-0.525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96609">
                <text:p>-0.696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70101">
                <text:p>-0.870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54731">
                <text:p>-0.954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77658">
                <text:p>-0.777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98958">
                <text:p>-0.598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18949">
                <text:p>-0.418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37303">
                <text:p>-0.237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43619">
                <text:p>-0.0543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9232">
                <text:p>0.129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4128">
                <text:p>0.314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0006">
                <text:p>0.5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6193">
                <text:p>0.686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303">
                <text:p>0.87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9432">
                <text:p>0.939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1944">
                <text:p>0.751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4455">
                <text:p>0.564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6955">
                <text:p>0.3769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9778">
                <text:p>0.189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92968">
                <text:p>0.00292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83268">
                <text:p>-0.183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69143">
                <text:p>-0.369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54039">
                <text:p>-0.554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737947">
                <text:p>-0.737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20553">
                <text:p>-0.920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97768">
                <text:p>-0.897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17766">
                <text:p>-0.717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39066">
                <text:p>-0.539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61981">
                <text:p>-0.361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86848">
                <text:p>-0.1868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33463">
                <text:p>-0.0133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7877">
                <text:p>0.1578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7149">
                <text:p>0.327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4147">
                <text:p>0.494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8851">
                <text:p>0.658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21276">
                <text:p>0.821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1097">
                <text:p>0.981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1638">
                <text:p>0.861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735">
                <text:p>0.70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5667">
                <text:p>0.555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6579">
                <text:p>0.406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0415">
                <text:p>0.260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7188">
                <text:p>0.117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3112">
                <text:p>-0.023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60156">
                <text:p>-0.160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94271">
                <text:p>-0.294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2546">
                <text:p>-0.425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53714">
                <text:p>-0.5537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78706">
                <text:p>-0.678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00769">
                <text:p>-0.8007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19577">
                <text:p>-0.919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64496">
                <text:p>-0.9644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851547">
                <text:p>-0.8515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41853">
                <text:p>-0.741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35089">
                <text:p>-0.635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30929">
                <text:p>-0.5309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30017">
                <text:p>-0.430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31707">
                <text:p>-0.331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36001">
                <text:p>-0.236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43229">
                <text:p>-0.1432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27343">
                <text:p>-0.0527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48307">
                <text:p>0.0348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0443">
                <text:p>0.120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345">
                <text:p>0.20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4179">
                <text:p>0.284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2958">
                <text:p>0.362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9783">
                <text:p>0.4397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4328">
                <text:p>0.514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7566">
                <text:p>0.587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58851">
                <text:p>0.658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8833">
                <text:p>0.728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97188">
                <text:p>0.7971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4567">
                <text:p>0.8645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0644">
                <text:p>0.930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07">
                <text:p>0.996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9432">
                <text:p>0.939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596">
                <text:p>0.87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12813">
                <text:p>0.8128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9991">
                <text:p>0.749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87169">
                <text:p>0.6871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24673">
                <text:p>0.624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62177">
                <text:p>0.562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9355">
                <text:p>0.49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36202">
                <text:p>0.436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2398">
                <text:p>0.3723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7943">
                <text:p>0.307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2837">
                <text:p>0.2428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6757">
                <text:p>0.176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06901">
                <text:p>0.04069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289714">
                <text:p>-0.0289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0586">
                <text:p>-0.100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73502">
                <text:p>-0.17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48371">
                <text:p>-0.2483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25196">
                <text:p>-0.325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03649">
                <text:p>-0.4036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84706">
                <text:p>-0.4847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6771">
                <text:p>-0.567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52992">
                <text:p>-0.652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740877">
                <text:p>-0.740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831041">
                <text:p>-0.8310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24134">
                <text:p>-0.924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80446">
                <text:p>-0.9804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82144">
                <text:p>-0.8821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780913">
                <text:p>-0.7809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677079">
                <text:p>-0.6770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69989">
                <text:p>-0.5699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60291">
                <text:p>-0.460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47332">
                <text:p>-0.347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31444">
                <text:p>-0.231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1263">
                <text:p>-0.112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68cm" svg:height="12.041cm" xlink:href=".." chart:class="chart:line" chart:style-name="ch1">
        <chart:legend chart:legend-position="end" svg:x="12.86cm" svg:y="5.579cm" chart:style-name="ch2"/>
        <chart:plot-area chart:style-name="ch3" table:cell-range-address="FrequencyMod.A259:FrequencyMod.A387" chart:data-source-has-labels="row" svg:x="0.345cm" svg:y="0.24cm" svg:width="12.171cm" svg:height="11.32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quencyMod.A260:FrequencyMod.A387" chart:label-cell-address="FrequencyMod.A259:FrequencyMod.A259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requencyMod.A259:FrequencyMod.A259">Modulated sawtooth wave, Wavelength = 32 +- 5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95359">
                <text:p text:id="FrequencyMod.A260:FrequencyMod.A387">-0.995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32841">
                <text:p>-0.932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68789">
                <text:p>-0.868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03207">
                <text:p>-0.803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36102">
                <text:p>-0.736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67486">
                <text:p>-0.667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97372">
                <text:p>-0.597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2578">
                <text:p>-0.5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52731">
                <text:p>-0.452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7825">
                <text:p>-0.37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02367">
                <text:p>-0.302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25114">
                <text:p>-0.225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46525">
                <text:p>-0.146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666407">
                <text:p>-0.0666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4985">
                <text:p>0.0144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68472">
                <text:p>0.0968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0358">
                <text:p>0.180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979">
                <text:p>0.264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0659">
                <text:p>0.350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734">
                <text:p>0.43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4966">
                <text:p>0.524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3475">
                <text:p>0.613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2805">
                <text:p>0.702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2891">
                <text:p>0.792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3667">
                <text:p>0.883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5065">
                <text:p>0.975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32985">
                <text:p>-0.932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40554">
                <text:p>-0.840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47713">
                <text:p>-0.747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54537">
                <text:p>-0.654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61098">
                <text:p>-0.561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67471">
                <text:p>-0.467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73732">
                <text:p>-0.373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79955">
                <text:p>-0.27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86215">
                <text:p>-0.186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925885">
                <text:p>-0.0925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85032">
                <text:p>0.00085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40269">
                <text:p>0.09402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6867">
                <text:p>0.186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9299">
                <text:p>0.279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1248">
                <text:p>0.371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2646">
                <text:p>0.462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3422">
                <text:p>0.5534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3508">
                <text:p>0.643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2838">
                <text:p>0.732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21347">
                <text:p>0.821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8973">
                <text:p>0.9089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655">
                <text:p>0.995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18666">
                <text:p>-0.918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34044">
                <text:p>-0.8340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50534">
                <text:p>-0.7505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68185">
                <text:p>-0.668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87046">
                <text:p>-0.587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07161">
                <text:p>-0.507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28573">
                <text:p>-0.428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51319">
                <text:p>-0.351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75436">
                <text:p>-0.275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00955">
                <text:p>-0.200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27906">
                <text:p>-0.127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63143">
                <text:p>-0.0563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7992">
                <text:p>0.0137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24157">
                <text:p>0.08241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9521">
                <text:p>0.1495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5103">
                <text:p>0.215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9155">
                <text:p>0.279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1673">
                <text:p>0.341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2657">
                <text:p>0.402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2111">
                <text:p>0.462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0043">
                <text:p>0.520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6462">
                <text:p>0.576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1385">
                <text:p>0.631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84829">
                <text:p>0.6848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6817">
                <text:p>0.736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7372">
                <text:p>0.787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6526">
                <text:p>0.836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84308">
                <text:p>0.884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0756">
                <text:p>0.9307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5908">
                <text:p>0.975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0195">
                <text:p>-0.980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37508">
                <text:p>-0.937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95982">
                <text:p>-0.8959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855567">
                <text:p>-0.855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16211">
                <text:p>-0.8162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77856">
                <text:p>-0.777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40445">
                <text:p>-0.7404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703918">
                <text:p>-0.7039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68212">
                <text:p>-0.668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33262">
                <text:p>-0.63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99002">
                <text:p>-0.599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65363">
                <text:p>-0.5653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32277">
                <text:p>-0.5322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499672">
                <text:p>-0.4996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67476">
                <text:p>-0.467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35616">
                <text:p>-0.435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04019">
                <text:p>-0.404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72609">
                <text:p>-0.3726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41312">
                <text:p>-0.3413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10053">
                <text:p>-0.310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8757">
                <text:p>-0.27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47347">
                <text:p>-0.2473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1575">
                <text:p>-0.21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8389">
                <text:p>-0.18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51694">
                <text:p>-0.1516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19089">
                <text:p>-0.119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860026">
                <text:p>-0.08600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23641">
                <text:p>-0.0523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81038">
                <text:p>-0.01810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8463">
                <text:p>0.01684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5526">
                <text:p>0.0525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0797">
                <text:p>0.08907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649">
                <text:p>0.126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4845">
                <text:p>0.164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04202">
                <text:p>0.2042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4616">
                <text:p>0.244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6142">
                <text:p>0.2861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883">
                <text:p>0.328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2727">
                <text:p>0.37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17878">
                <text:p>0.4178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64326">
                <text:p>0.464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2109">
                <text:p>0.5121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61262">
                <text:p>0.5612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1818">
                <text:p>0.6118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3805">
                <text:p>0.663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17249">
                <text:p>0.7172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2172">
                <text:p>0.772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28592">
                <text:p>0.8285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86523">
                <text:p>0.886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5977">
                <text:p>0.9459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28cm" svg:height="12.385cm" xlink:href=".." chart:class="chart:line" chart:style-name="ch1">
        <chart:legend chart:legend-position="end" svg:x="13.771cm" svg:y="5.751cm" chart:style-name="ch2"/>
        <chart:plot-area chart:style-name="ch3" table:cell-range-address="FrequencyMod.A388:FrequencyMod.A516" chart:data-source-has-labels="row" svg:x="0.358cm" svg:y="0.247cm" svg:width="13.056cm" svg:height="11.64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quencyMod.A389:FrequencyMod.A516" chart:label-cell-address="FrequencyMod.A388:FrequencyMod.A388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requencyMod.A388:FrequencyMod.A388">Modulated pulse wave, Wavelength = 32 +- 5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FrequencyMod.A389:FrequencyMod.A516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